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aramond" svg:font-family="Garamond"/>
    <style:font-face style:name="Georgia" svg:font-family="Georgia"/>
  </office:font-face-decls>
  <office:automatic-styles>
    <style:style style:name="P1" style:family="paragraph" style:parent-style-name="Heading_20_6" style:master-page-name="Standard">
      <style:paragraph-properties fo:text-align="left" fo:break-before="auto" fo:text-indent="0cm" fo:line-height="100%" style:writing-mode="lr-tb"/>
    </style:style>
    <style:style style:name="T1_1" style:family="text">
      <style:text-properties style:font-name="Arial" fo:font-size="16pt" style:font-name-asian="Arial" style:font-size-asian="16pt" style:font-name-complex="Arial" style:font-size-complex="16pt"/>
    </style:style>
    <style:style style:name="T1_2" style:family="text">
      <style:text-properties style:font-name="Arial" fo:font-size="16pt" style:font-name-asian="Arial" style:font-size-asian="16pt" style:font-name-complex="Arial" style:font-size-complex="16pt"/>
    </style:style>
    <style:style style:name="T1_3" style:family="text">
      <style:text-properties style:font-name="Arial" fo:font-size="16pt" style:font-name-asian="Arial" style:font-size-asian="16pt" style:font-name-complex="Arial" style:font-size-complex="16pt"/>
    </style:style>
    <style:style style:name="T1_4" style:family="text">
      <style:text-properties style:font-name="Arial" fo:font-size="16pt" style:font-name-asian="Arial" style:font-size-asian="16pt" style:font-name-complex="Arial" style:font-size-complex="16pt"/>
    </style:style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Heading_20_6">
      <style:paragraph-properties fo:text-align="left" fo:break-before="auto" fo:text-indent="0cm" fo:line-height="100%" style:writing-mode="lr-tb"/>
    </style:style>
    <style:style style:name="T3_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7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8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9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0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1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2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7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8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39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0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1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2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3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4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5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6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7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8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49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0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1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2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3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4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5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6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7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8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59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0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1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2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3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4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5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6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7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8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69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0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1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2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3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4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5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6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7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8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79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0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1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2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3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4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5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6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7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8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89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0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1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2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3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4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5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6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7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8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99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0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1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2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3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4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5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6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7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8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09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3_110" style:family="text">
      <style:text-properties fo:color="#000000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4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5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7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9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9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9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9" style:family="paragraph" style:parent-style-name="Standard">
      <style:paragraph-properties fo:break-before="auto" fo:text-indent="0cm" fo:line-height="100%" fo:margin-top="0cm" style:writing-mode="lr-tb"/>
    </style:style>
    <style:style style:name="T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>
      <style:paragraph-properties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11" style:family="paragraph" style:parent-style-name="Standard">
      <style:paragraph-properties fo:break-before="auto" fo:line-height="100%" fo:margin-top="0cm" style:writing-mode="lr-tb"/>
    </style:style>
    <style:style style:name="T1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text-align="justify" fo:break-before="auto" fo:line-height="100%" fo:margin-top="0cm" style:writing-mode="lr-tb">
        <style:tab-stops>
          <style:tab-stop style:type="left" style:leader-style="none" style:position="-0.635cm"/>
          <style:tab-stop style:type="left" style:leader-style="none" style:position="0.73cm"/>
          <style:tab-stop style:type="left" style:leader-style="none" style:position="1.73cm"/>
          <style:tab-stop style:type="left" style:leader-style="none" style:position="2.73cm"/>
          <style:tab-stop style:type="left" style:leader-style="none" style:position="3.731cm"/>
          <style:tab-stop style:type="left" style:leader-style="none" style:position="4.731cm"/>
          <style:tab-stop style:type="left" style:leader-style="none" style:position="5.731cm"/>
          <style:tab-stop style:type="left" style:leader-style="none" style:position="6.729cm"/>
          <style:tab-stop style:type="left" style:leader-style="none" style:position="7.729cm"/>
          <style:tab-stop style:type="left" style:leader-style="none" style:position="8.729cm"/>
          <style:tab-stop style:type="left" style:leader-style="none" style:position="9.73cm"/>
          <style:tab-stop style:type="left" style:leader-style="none" style:position="10.73cm"/>
          <style:tab-stop style:type="left" style:leader-style="none" style:position="11.73cm"/>
          <style:tab-stop style:type="left" style:leader-style="none" style:position="12.73cm"/>
          <style:tab-stop style:type="left" style:leader-style="none" style:position="13.73cm"/>
          <style:tab-stop style:type="left" style:leader-style="none" style:position="14.73cm"/>
        </style:tab-stops>
      </style:paragraph-properties>
    </style:style>
    <style:style style:name="T1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text-align="justify" fo:break-before="auto" fo:line-height="100%" fo:margin-top="0cm" style:writing-mode="lr-tb">
        <style:tab-stops>
          <style:tab-stop style:type="left" style:leader-style="none" style:position="-0.635cm"/>
          <style:tab-stop style:type="left" style:leader-style="none" style:position="0.73cm"/>
          <style:tab-stop style:type="left" style:leader-style="none" style:position="1.73cm"/>
          <style:tab-stop style:type="left" style:leader-style="none" style:position="2.73cm"/>
          <style:tab-stop style:type="left" style:leader-style="none" style:position="3.731cm"/>
          <style:tab-stop style:type="left" style:leader-style="none" style:position="4.731cm"/>
          <style:tab-stop style:type="left" style:leader-style="none" style:position="5.731cm"/>
          <style:tab-stop style:type="left" style:leader-style="none" style:position="6.729cm"/>
          <style:tab-stop style:type="left" style:leader-style="none" style:position="7.729cm"/>
          <style:tab-stop style:type="left" style:leader-style="none" style:position="8.729cm"/>
          <style:tab-stop style:type="left" style:leader-style="none" style:position="9.73cm"/>
          <style:tab-stop style:type="left" style:leader-style="none" style:position="10.73cm"/>
          <style:tab-stop style:type="left" style:leader-style="none" style:position="11.73cm"/>
          <style:tab-stop style:type="left" style:leader-style="none" style:position="12.73cm"/>
          <style:tab-stop style:type="left" style:leader-style="none" style:position="13.73cm"/>
          <style:tab-stop style:type="left" style:leader-style="none" style:position="14.73cm"/>
        </style:tab-stops>
      </style:paragraph-properties>
    </style:style>
    <style:style style:name="T1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text-align="justify" fo:break-before="auto" fo:line-height="100%" fo:margin-top="0cm" style:writing-mode="lr-tb"/>
    </style:style>
    <style:style style:name="T1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text-align="justify" fo:break-before="auto" fo:line-height="100%" fo:margin-top="0cm" style:writing-mode="lr-tb"/>
    </style:style>
    <style:style style:name="T1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6" style:family="paragraph" style:parent-style-name="Standard">
      <style:paragraph-properties fo:text-align="justify" fo:break-before="auto" fo:line-height="100%" fo:margin-top="0cm" style:writing-mode="lr-tb"/>
    </style:style>
    <style:style style:name="T1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6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7" style:family="paragraph" style:parent-style-name="Standard">
      <style:paragraph-properties fo:text-align="justify" fo:break-before="auto" fo:line-height="100%" fo:margin-top="0cm" style:writing-mode="lr-tb"/>
    </style:style>
    <style:style style:name="T1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8" style:family="paragraph" style:parent-style-name="Standard">
      <style:paragraph-properties fo:text-align="justify" fo:break-before="auto" fo:line-height="100%" fo:margin-top="0cm" style:writing-mode="lr-tb"/>
    </style:style>
    <style:style style:name="T1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9" style:family="paragraph" style:parent-style-name="Standard">
      <style:paragraph-properties fo:text-align="justify" fo:break-before="auto" fo:line-height="100%" fo:margin-top="0cm" style:writing-mode="lr-tb"/>
    </style:style>
    <style:style style:name="T1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0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2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1" style:family="paragraph" style:parent-style-name="Heading_20_5">
      <style:paragraph-properties fo:break-before="auto" fo:text-indent="0cm" fo:line-height="100%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22" style:family="paragraph" style:parent-style-name="Standard">
      <style:paragraph-properties fo:break-before="auto" fo:text-indent="0cm" fo:line-height="100%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23" style:family="paragraph" style:parent-style-name="Standard">
      <style:paragraph-properties fo:text-align="justify" fo:break-before="auto" fo:text-indent="0cm" fo:line-height="100%" fo:margin-top="0.176cm" style:writing-mode="lr-tb"/>
      <style:text-properties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P24" style:family="paragraph" style:parent-style-name="Standard">
      <style:paragraph-properties fo:text-align="justify" fo:break-before="auto" fo:text-indent="0cm" fo:line-height="100%" fo:margin-top="0.176cm" fo:margin-bottom="0.176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break-before="auto" fo:text-indent="0cm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Heading_20_6">
      <style:paragraph-properties fo:break-before="auto" fo:text-indent="0cm" fo:line-height="100%" style:writing-mode="lr-tb"/>
    </style:style>
    <style:style style:name="T26_1" style:family="text">
      <style:text-properties style:font-name="Arial" style:font-name-asian="Arial" style:font-name-complex="Arial" fo:font-weight="bold" style:font-weight-asian="bold" style:font-weight-complex="bold"/>
    </style:style>
    <style:style style:name="T26_2" style:family="text">
      <style:text-properties style:font-name="Arial" style:font-name-asian="Arial" style:font-name-complex="Arial" fo:font-weight="bold" style:font-weight-asian="bold" style:font-weight-complex="bold"/>
    </style:style>
    <style:style style:name="T26_3" style:family="text">
      <style:text-properties style:font-name="Arial" style:font-name-asian="Arial" style:font-name-complex="Arial" fo:font-weight="bold" style:font-weight-asian="bold" style:font-weight-complex="bold"/>
    </style:style>
    <style:style style:name="T26_4" style:family="text">
      <style:text-properties style:font-name="Arial" style:font-name-asian="Arial" style:font-name-complex="Arial" fo:font-weight="bold" style:font-weight-asian="bold" style:font-weight-complex="bold"/>
    </style:style>
    <style:style style:name="T26_5" style:family="text">
      <style:text-properties style:font-name="Arial" style:font-name-asian="Arial" style:font-name-complex="Arial" fo:font-weight="bold" style:font-weight-asian="bold" style:font-weight-complex="bold"/>
    </style:style>
    <style:style style:name="T26_6" style:family="text">
      <style:text-properties style:font-name="Arial" style:font-name-asian="Arial" style:font-name-complex="Arial" fo:font-weight="bold" style:font-weight-asian="bold" style:font-weight-complex="bold"/>
    </style:style>
    <style:style style:name="T26_7" style:family="text">
      <style:text-properties style:font-name="Arial" style:font-name-asian="Arial" style:font-name-complex="Arial" fo:font-weight="bold" style:font-weight-asian="bold" style:font-weight-complex="bold"/>
    </style:style>
    <style:style style:name="T26_8" style:family="text">
      <style:text-properties style:font-name="Arial" style:font-name-asian="Arial" style:font-name-complex="Arial" fo:font-weight="bold" style:font-weight-asian="bold" style:font-weight-complex="bold"/>
    </style:style>
    <style:style style:name="T26_9" style:family="text">
      <style:text-properties style:font-name="Arial" style:font-name-asian="Arial" style:font-name-complex="Arial" fo:font-weight="bold" style:font-weight-asian="bold" style:font-weight-complex="bold"/>
    </style:style>
    <style:style style:name="P27" style:family="paragraph" style:parent-style-name="Standard">
      <style:paragraph-properties fo:text-align="center" fo:break-before="auto" fo:text-indent="0cm" fo:line-height="100%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28" style:family="paragraph" style:parent-style-name="Standard">
      <style:paragraph-properties fo:break-before="auto" fo:text-indent="0cm" fo:line-height="100%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29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29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9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9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0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31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3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1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1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1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1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32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33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3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4" style:family="paragraph" style:parent-style-name="Standard">
      <style:paragraph-properties fo:text-align="justify" fo:break-before="auto" fo:line-height="100%" fo:margin-top="0cm" style:writing-mode="lr-tb"/>
    </style:style>
    <style:style style:name="T3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5" style:family="paragraph" style:parent-style-name="Standard">
      <style:paragraph-properties fo:text-align="justify" fo:break-before="auto" fo:line-height="100%" fo:margin-top="0cm" style:writing-mode="lr-tb"/>
    </style:style>
    <style:style style:name="T3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6" style:family="paragraph" style:parent-style-name="Standard">
      <style:paragraph-properties fo:text-align="justify" fo:break-before="auto" fo:line-height="100%" fo:margin-top="0cm" style:writing-mode="lr-tb"/>
    </style:style>
    <style:style style:name="T3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7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38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3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9" style:family="paragraph" style:parent-style-name="Standard">
      <style:paragraph-properties fo:text-align="justify" fo:break-before="auto" fo:line-height="100%" fo:margin-top="0cm" style:writing-mode="lr-tb"/>
    </style:style>
    <style:style style:name="T3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0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41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4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1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1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1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1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42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43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4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4" style:family="paragraph" style:parent-style-name="Standard">
      <style:paragraph-properties fo:text-align="justify" fo:break-before="auto" fo:line-height="100%" fo:margin-top="0cm" style:writing-mode="lr-tb"/>
    </style:style>
    <style:style style:name="T4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4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5" style:family="paragraph" style:parent-style-name="Standard">
      <style:paragraph-properties fo:text-align="justify" fo:break-before="auto" fo:line-height="100%" fo:margin-top="0cm" style:writing-mode="lr-tb"/>
    </style:style>
    <style:style style:name="T4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6" style:family="paragraph" style:parent-style-name="Standard">
      <style:paragraph-properties fo:text-align="justify" fo:break-before="auto" fo:line-height="100%" fo:margin-top="0cm" style:writing-mode="lr-tb"/>
    </style:style>
    <style:style style:name="T4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7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48" style:family="paragraph" style:parent-style-name="Standard">
      <style:paragraph-properties fo:text-align="justify" fo:break-before="auto" fo:text-indent="-0.633cm" fo:line-height="100%" fo:margin-top="0cm" fo:margin-left="0.023cm" style:writing-mode="lr-tb"/>
    </style:style>
    <style:style style:name="T4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9" style:family="paragraph" style:parent-style-name="Standard">
      <style:paragraph-properties fo:text-align="justify" fo:break-before="auto" fo:line-height="100%" fo:margin-top="0cm" style:writing-mode="lr-tb"/>
    </style:style>
    <style:style style:name="T4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0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51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52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52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2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2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3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54" style:family="paragraph" style:parent-style-name="Standard">
      <style:paragraph-properties fo:text-align="justify" fo:break-before="auto" fo:text-indent="0cm" fo:line-height="100%" fo:margin-top="0cm" fo:margin-bottom="0.499cm" fo:margin-left="0.023cm" style:writing-mode="lr-tb"/>
    </style:style>
    <style:style style:name="T54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4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4_3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4_4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4_5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4_6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4_7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55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55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6" style:family="paragraph" style:parent-style-name="Standard">
      <style:paragraph-properties fo:text-align="justify" fo:break-before="auto" fo:line-height="100%" fo:margin-top="0cm" style:writing-mode="lr-tb"/>
    </style:style>
    <style:style style:name="T5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7" style:family="paragraph" style:parent-style-name="Standard">
      <style:paragraph-properties fo:text-align="justify" fo:break-before="auto" fo:line-height="100%" fo:margin-top="0cm" style:writing-mode="lr-tb"/>
    </style:style>
    <style:style style:name="T5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8" style:family="paragraph" style:parent-style-name="Standard">
      <style:paragraph-properties fo:text-align="justify" fo:break-before="auto" fo:line-height="100%" fo:margin-top="0cm" style:writing-mode="lr-tb"/>
    </style:style>
    <style:style style:name="T5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9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60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6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fo:line-height="100%" fo:margin-top="0cm" style:writing-mode="lr-tb"/>
    </style:style>
    <style:style style:name="T6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1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2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63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6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3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3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3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3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3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3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4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65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6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6" style:family="paragraph" style:parent-style-name="Standard">
      <style:paragraph-properties fo:text-align="justify" fo:break-before="auto" fo:line-height="100%" fo:margin-top="0cm" style:writing-mode="lr-tb"/>
    </style:style>
    <style:style style:name="T6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7" style:family="paragraph" style:parent-style-name="Standard">
      <style:paragraph-properties fo:text-align="justify" fo:break-before="auto" fo:line-height="100%" fo:margin-top="0cm" style:writing-mode="lr-tb"/>
    </style:style>
    <style:style style:name="T6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8" style:family="paragraph" style:parent-style-name="Standard">
      <style:paragraph-properties fo:text-align="justify" fo:break-before="auto" fo:line-height="100%" fo:margin-top="0cm" style:writing-mode="lr-tb"/>
    </style:style>
    <style:style style:name="T6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9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70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7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1" style:family="paragraph" style:parent-style-name="Standard">
      <style:paragraph-properties fo:text-align="justify" fo:break-before="auto" fo:line-height="100%" fo:margin-top="0cm" style:writing-mode="lr-tb"/>
    </style:style>
    <style:style style:name="T7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2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73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7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74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75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7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6" style:family="paragraph" style:parent-style-name="Standard">
      <style:paragraph-properties fo:text-align="justify" fo:break-before="auto" fo:line-height="100%" fo:margin-top="0cm" style:writing-mode="lr-tb"/>
    </style:style>
    <style:style style:name="T7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7" style:family="paragraph" style:parent-style-name="Standard">
      <style:paragraph-properties fo:text-align="justify" fo:break-before="auto" fo:line-height="100%" fo:margin-top="0cm" style:writing-mode="lr-tb"/>
    </style:style>
    <style:style style:name="T7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8" style:family="paragraph" style:parent-style-name="Standard">
      <style:paragraph-properties fo:text-align="justify" fo:break-before="auto" fo:line-height="100%" fo:margin-top="0cm" style:writing-mode="lr-tb"/>
    </style:style>
    <style:style style:name="T7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9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80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81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8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2" style:family="paragraph" style:parent-style-name="Standard">
      <style:paragraph-properties fo:text-align="justify" fo:break-before="auto" fo:line-height="100%" fo:margin-top="0cm" style:writing-mode="lr-tb"/>
    </style:style>
    <style:style style:name="T8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3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84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85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85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5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5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6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87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8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7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7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7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7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88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89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8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90" style:family="paragraph" style:parent-style-name="Standard">
      <style:paragraph-properties fo:text-align="justify" fo:break-before="auto" fo:line-height="100%" fo:margin-top="0cm" style:writing-mode="lr-tb"/>
    </style:style>
    <style:style style:name="T9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1" style:family="paragraph" style:parent-style-name="Standard">
      <style:paragraph-properties fo:text-align="justify" fo:break-before="auto" fo:line-height="100%" fo:margin-top="0cm" style:writing-mode="lr-tb"/>
    </style:style>
    <style:style style:name="T9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2" style:family="paragraph" style:parent-style-name="Standard">
      <style:paragraph-properties fo:text-align="justify" fo:break-before="auto" fo:line-height="100%" fo:margin-top="0cm" style:writing-mode="lr-tb"/>
    </style:style>
    <style:style style:name="T9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2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3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94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9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95" style:family="paragraph" style:parent-style-name="Standard">
      <style:paragraph-properties fo:text-align="justify" fo:break-before="auto" fo:line-height="100%" fo:margin-top="0cm" style:writing-mode="lr-tb"/>
    </style:style>
    <style:style style:name="T9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6" style:family="paragraph" style:parent-style-name="Standard">
      <style:paragraph-properties fo:text-align="justify" fo:break-before="auto" fo:text-indent="0cm" fo:line-height="100%" fo:margin-top="0cm" fo:margin-left="1.251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97" style:family="paragraph" style:parent-style-name="Standard">
      <style:paragraph-properties fo:text-align="justify" fo:break-before="auto" fo:text-indent="0cm" fo:line-height="100%" fo:margin-top="0cm" fo:margin-left="1.251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98" style:family="paragraph" style:parent-style-name="Standard">
      <style:paragraph-properties fo:text-align="justify" fo:break-before="auto" fo:text-indent="-0.633cm" fo:line-height="100%" fo:margin-top="0cm" fo:margin-left="0.069cm" style:writing-mode="lr-tb"/>
    </style:style>
    <style:style style:name="T9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8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8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8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8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8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8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99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100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10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01" style:family="paragraph" style:parent-style-name="Standard">
      <style:paragraph-properties fo:text-align="justify" fo:break-before="auto" fo:line-height="100%" fo:margin-top="0cm" style:writing-mode="lr-tb"/>
    </style:style>
    <style:style style:name="T10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1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2" style:family="paragraph" style:parent-style-name="Standard">
      <style:paragraph-properties fo:text-align="justify" fo:break-before="auto" fo:line-height="100%" fo:margin-top="0cm" style:writing-mode="lr-tb"/>
    </style:style>
    <style:style style:name="T10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2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3" style:family="paragraph" style:parent-style-name="Standard">
      <style:paragraph-properties fo:text-align="justify" fo:break-before="auto" fo:line-height="100%" fo:margin-top="0cm" style:writing-mode="lr-tb"/>
    </style:style>
    <style:style style:name="T10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4" style:family="paragraph" style:parent-style-name="Standard">
      <style:paragraph-properties fo:text-align="justify" fo:break-before="auto" fo:line-height="100%" fo:margin-top="0cm" style:writing-mode="lr-tb"/>
    </style:style>
    <style:style style:name="T10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5" style:family="paragraph" style:parent-style-name="Standard">
      <style:paragraph-properties fo:text-align="justify" fo:break-before="auto" fo:line-height="100%" fo:margin-top="0cm" style:writing-mode="lr-tb"/>
    </style:style>
    <style:style style:name="T10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6" style:family="paragraph" style:parent-style-name="Standard">
      <style:paragraph-properties fo:text-align="justify" fo:break-before="auto" fo:line-height="100%" fo:margin-top="0cm" style:writing-mode="lr-tb"/>
    </style:style>
    <style:style style:name="T10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7" style:family="paragraph" style:parent-style-name="Standard">
      <style:paragraph-properties fo:text-align="justify" fo:break-before="auto" fo:line-height="100%" fo:margin-top="0cm" style:writing-mode="lr-tb"/>
    </style:style>
    <style:style style:name="T10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8" style:family="paragraph" style:parent-style-name="Standard">
      <style:paragraph-properties fo:text-align="justify" fo:break-before="auto" fo:line-height="100%" fo:margin-top="0cm" style:writing-mode="lr-tb"/>
    </style:style>
    <style:style style:name="T10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9" style:family="paragraph" style:parent-style-name="Standard">
      <style:paragraph-properties fo:text-align="justify" fo:break-before="auto" fo:line-height="100%" fo:margin-top="0cm" style:writing-mode="lr-tb"/>
    </style:style>
    <style:style style:name="T10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0" style:family="paragraph" style:parent-style-name="Standard">
      <style:paragraph-properties fo:text-align="justify" fo:break-before="auto" fo:line-height="100%" fo:margin-top="0cm" style:writing-mode="lr-tb"/>
    </style:style>
    <style:style style:name="T11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1" style:family="paragraph" style:parent-style-name="Standard">
      <style:paragraph-properties fo:text-align="justify" fo:break-before="auto" fo:line-height="100%" fo:margin-top="0cm" style:writing-mode="lr-tb"/>
    </style:style>
    <style:style style:name="T11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2" style:family="paragraph" style:parent-style-name="Standard">
      <style:paragraph-properties fo:text-align="justify" fo:break-before="auto" fo:line-height="100%" fo:margin-top="0cm" style:writing-mode="lr-tb"/>
    </style:style>
    <style:style style:name="T11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3" style:family="paragraph" style:parent-style-name="Standard">
      <style:paragraph-properties fo:text-align="justify" fo:break-before="auto" fo:line-height="100%" fo:margin-top="0cm" style:writing-mode="lr-tb"/>
    </style:style>
    <style:style style:name="T11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4" style:family="paragraph" style:parent-style-name="Standard">
      <style:paragraph-properties fo:text-align="justify" fo:break-before="auto" fo:line-height="100%" fo:margin-top="0cm" style:writing-mode="lr-tb"/>
    </style:style>
    <style:style style:name="T11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5" style:family="paragraph" style:parent-style-name="Standard">
      <style:paragraph-properties fo:text-align="justify" fo:break-before="auto" fo:line-height="100%" fo:margin-top="0cm" style:writing-mode="lr-tb"/>
    </style:style>
    <style:style style:name="T11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6" style:family="paragraph" style:parent-style-name="Standard">
      <style:paragraph-properties fo:text-align="justify" fo:break-before="auto" fo:line-height="100%" fo:margin-top="0cm" style:writing-mode="lr-tb"/>
    </style:style>
    <style:style style:name="T11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7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11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8" style:family="paragraph" style:parent-style-name="Standard">
      <style:paragraph-properties fo:break-before="auto" fo:text-indent="0cm" fo:line-height="100%" style:writing-mode="lr-tb"/>
      <style:text-properties fo:color="#000000" style:font-name="Calibri" fo:font-size="10pt" style:font-name-asian="Calibri" style:font-size-asian="10pt" style:font-name-complex="Calibri" style:font-size-complex="10pt"/>
    </style:style>
    <style:style style:name="P119" style:family="paragraph" style:parent-style-name="Standard">
      <style:paragraph-properties fo:break-before="auto" fo:text-indent="0cm" fo:line-height="100%" style:writing-mode="lr-tb"/>
      <style:text-properties fo:color="#000000" style:font-name="Calibri" fo:font-size="10pt" style:font-name-asian="Calibri" style:font-size-asian="10pt" style:font-name-complex="Calibri" style:font-size-complex="10pt"/>
    </style:style>
  </office:automatic-styles>
  <office:body>
    <office:text>
      <text:h text:style-name="P1" text:outline-level="10"><text:span text:style-name="T1_1">Technical</text:span><text:span text:style-name="T1_2"><text:s/></text:span><text:span text:style-name="T1_3">Architect</text:span><text:span text:style-name="T1_4"><text:s/></text:span></text:h>
      <text:p text:style-name="P2"/>
      <text:h text:style-name="P3" text:outline-level="10"><text:span text:style-name="T3_1">We</text:span><text:span text:style-name="T3_2"><text:s/></text:span><text:span text:style-name="T3_3">want</text:span><text:span text:style-name="T3_4"><text:s/></text:span><text:span text:style-name="T3_5">to</text:span><text:span text:style-name="T3_6"><text:s/></text:span><text:span text:style-name="T3_7">expand</text:span><text:span text:style-name="T3_8"><text:s/></text:span><text:span text:style-name="T3_9">our</text:span><text:span text:style-name="T3_10"><text:s/></text:span><text:span text:style-name="T3_11">team</text:span><text:span text:style-name="T3_12"><text:s/></text:span><text:span text:style-name="T3_13">of</text:span><text:span text:style-name="T3_14"><text:s/></text:span><text:span text:style-name="T3_15">outstanding</text:span><text:span text:style-name="T3_16"><text:s/></text:span><text:span text:style-name="T3_17">Technical</text:span><text:span text:style-name="T3_18"><text:s/></text:span><text:span text:style-name="T3_19">Architects</text:span><text:span text:style-name="T3_20"><text:s/></text:span><text:span text:style-name="T3_21">to</text:span><text:span text:style-name="T3_22"><text:s/></text:span><text:span text:style-name="T3_23">help</text:span><text:span text:style-name="T3_24"><text:s/></text:span><text:span text:style-name="T3_25">the</text:span><text:span text:style-name="T3_26"><text:s/></text:span><text:span text:style-name="T3_27">UK</text:span><text:span text:style-name="T3_28"><text:s/></text:span><text:span text:style-name="T3_29">government</text:span><text:span text:style-name="T3_30"><text:s/></text:span><text:span text:style-name="T3_31">build</text:span><text:span text:style-name="T3_32"><text:s/></text:span><text:span text:style-name="T3_33">and</text:span><text:span text:style-name="T3_34"><text:s/></text:span><text:span text:style-name="T3_35">run</text:span><text:span text:style-name="T3_36"><text:s/></text:span><text:span text:style-name="T3_37">great</text:span><text:span text:style-name="T3_38"><text:s/></text:span><text:span text:style-name="T3_39">digital</text:span><text:span text:style-name="T3_40"><text:s/></text:span><text:span text:style-name="T3_41">services</text:span><text:span text:style-name="T3_42"><text:s/></text:span><text:span text:style-name="T3_43">for</text:span><text:span text:style-name="T3_44"><text:s/></text:span><text:span text:style-name="T3_45">the</text:span><text:span text:style-name="T3_46"><text:s/></text:span><text:span text:style-name="T3_47">people</text:span><text:span text:style-name="T3_48"><text:s/></text:span><text:span text:style-name="T3_49">of</text:span><text:span text:style-name="T3_50"><text:s/></text:span><text:span text:style-name="T3_51">the</text:span><text:span text:style-name="T3_52"><text:s/></text:span><text:span text:style-name="T3_53">UK</text:span><text:span text:style-name="T3_54">.<text:s text:c="2"/></text:span><text:span text:style-name="T3_55">Candidates</text:span><text:span text:style-name="T3_56"><text:s/></text:span><text:span text:style-name="T3_57">must</text:span><text:span text:style-name="T3_58"><text:s/></text:span><text:span text:style-name="T3_59">have</text:span><text:span text:style-name="T3_60"><text:s/></text:span><text:span text:style-name="T3_61">a</text:span><text:span text:style-name="T3_62"><text:s/></text:span><text:span text:style-name="T3_63">strong</text:span><text:span text:style-name="T3_64"><text:s/></text:span><text:span text:style-name="T3_65">track</text:span><text:span text:style-name="T3_66"><text:s/></text:span><text:span text:style-name="T3_67">record</text:span><text:span text:style-name="T3_68"><text:s/></text:span><text:span text:style-name="T3_69">of</text:span><text:span text:style-name="T3_70"><text:s/></text:span><text:span text:style-name="T3_71">building</text:span><text:span text:style-name="T3_72"><text:s/></text:span><text:span text:style-name="T3_73">and</text:span><text:span text:style-name="T3_74"><text:s/></text:span><text:span text:style-name="T3_75">running</text:span><text:span text:style-name="T3_76"><text:s/></text:span><text:span text:style-name="T3_77">high</text:span><text:span text:style-name="T3_78"><text:s/></text:span><text:span text:style-name="T3_79">volume</text:span><text:span text:style-name="T3_80">,<text:s/></text:span><text:span text:style-name="T3_81">reliable</text:span><text:span text:style-name="T3_82"><text:s/></text:span><text:span text:style-name="T3_83">and</text:span><text:span text:style-name="T3_84"><text:s/></text:span><text:span text:style-name="T3_85">flexible</text:span><text:span text:style-name="T3_86"><text:s/></text:span><text:span text:style-name="T3_87">services</text:span><text:span text:style-name="T3_88"><text:s/></text:span><text:span text:style-name="T3_89">that</text:span><text:span text:style-name="T3_90"><text:s/></text:span><text:span text:style-name="T3_91">are</text:span><text:span text:style-name="T3_92"><text:s/></text:span><text:span text:style-name="T3_93">relentlessly</text:span><text:span text:style-name="T3_94"><text:s/></text:span><text:span text:style-name="T3_95">user</text:span><text:span text:style-name="T3_96">-</text:span><text:span text:style-name="T3_97">focused</text:span><text:span text:style-name="T3_98"><text:s/></text:span><text:span text:style-name="T3_99">and</text:span><text:span text:style-name="T3_100"><text:s/></text:span><text:span text:style-name="T3_101">continually</text:span><text:span text:style-name="T3_102"><text:s/></text:span><text:span text:style-name="T3_103">improved</text:span><text:span text:style-name="T3_104"><text:s/></text:span><text:span text:style-name="T3_105">through</text:span><text:span text:style-name="T3_106"><text:s/></text:span><text:span text:style-name="T3_107">iterative</text:span><text:span text:style-name="T3_108"><text:s/></text:span><text:span text:style-name="T3_109">development</text:span><text:span text:style-name="T3_110">.</text:span></text:h>
      <text:p text:style-name="P4"/>
      <text:p text:style-name="P5"><text:span text:style-name="T5_1">The</text:span><text:span text:style-name="T5_2"><text:s/></text:span><text:span text:style-name="T5_3">role</text:span><text:span text:style-name="T5_4"><text:s/></text:span><text:span text:style-name="T5_5">requires</text:span><text:span text:style-name="T5_6"><text:s/></text:span><text:span text:style-name="T5_7">an</text:span><text:span text:style-name="T5_8"><text:s/></text:span><text:span text:style-name="T5_9">equal</text:span><text:span text:style-name="T5_10"><text:s/></text:span><text:span text:style-name="T5_11">balance</text:span><text:span text:style-name="T5_12"><text:s/></text:span><text:span text:style-name="T5_13">of</text:span><text:span text:style-name="T5_14"><text:s/></text:span><text:span text:style-name="T5_15">technical</text:span><text:span text:style-name="T5_16"><text:s/></text:span><text:span text:style-name="T5_17">expertise</text:span><text:span text:style-name="T5_18">,<text:s/></text:span><text:span text:style-name="T5_19">gained</text:span><text:span text:style-name="T5_20"><text:s/></text:span><text:span text:style-name="T5_21">through</text:span><text:span text:style-name="T5_22"><text:s/></text:span><text:span text:style-name="T5_23">current</text:span><text:span text:style-name="T5_24">,<text:s/></text:span><text:span text:style-name="T5_25">hands</text:span><text:span text:style-name="T5_26">-</text:span><text:span text:style-name="T5_27">on</text:span><text:span text:style-name="T5_28"><text:s/></text:span><text:span text:style-name="T5_29">involvement</text:span><text:span text:style-name="T5_30"><text:s/></text:span><text:span text:style-name="T5_31">in</text:span><text:span text:style-name="T5_32"><text:s/></text:span><text:span text:style-name="T5_33">developing</text:span><text:span text:style-name="T5_34"><text:s/></text:span><text:span text:style-name="T5_35">real</text:span><text:span text:style-name="T5_36">-</text:span><text:span text:style-name="T5_37">world</text:span><text:span text:style-name="T5_38"><text:s/></text:span><text:span text:style-name="T5_39">systems</text:span><text:span text:style-name="T5_40">,<text:s/></text:span><text:span text:style-name="T5_41">and</text:span><text:span text:style-name="T5_42"><text:s/></text:span><text:span text:style-name="T5_43">excellent</text:span><text:span text:style-name="T5_44"><text:s/></text:span><text:span text:style-name="T5_45">interpersonal</text:span><text:span text:style-name="T5_46"><text:s/></text:span><text:span text:style-name="T5_47">skills</text:span><text:span text:style-name="T5_48"><text:s/></text:span><text:span text:style-name="T5_49">allied</text:span><text:span text:style-name="T5_50"><text:s/></text:span><text:span text:style-name="T5_51">with</text:span><text:span text:style-name="T5_52"><text:s/></text:span><text:span text:style-name="T5_53">the</text:span><text:span text:style-name="T5_54"><text:s/></text:span><text:span text:style-name="T5_55">ability</text:span><text:span text:style-name="T5_56"><text:s/></text:span><text:span text:style-name="T5_57">to</text:span><text:span text:style-name="T5_58"><text:s/></text:span><text:span text:style-name="T5_59">quickly</text:span><text:span text:style-name="T5_60"><text:s/></text:span><text:span text:style-name="T5_61">develop</text:span><text:span text:style-name="T5_62"><text:s/></text:span><text:span text:style-name="T5_63">strong</text:span><text:span text:style-name="T5_64"><text:s/></text:span><text:span text:style-name="T5_65">working</text:span><text:span text:style-name="T5_66"><text:s/></text:span><text:span text:style-name="T5_67">relationships</text:span><text:span text:style-name="T5_68"><text:s/></text:span><text:span text:style-name="T5_69">in</text:span><text:span text:style-name="T5_70"><text:s/></text:span><text:span text:style-name="T5_71">high</text:span><text:span text:style-name="T5_72"><text:s/></text:span><text:span text:style-name="T5_73">pressure</text:span><text:span text:style-name="T5_74"><text:s/></text:span><text:span text:style-name="T5_75">environments</text:span><text:span text:style-name="T5_76">.<text:s/></text:span><text:span text:style-name="T5_77">Candidates</text:span><text:span text:style-name="T5_78"><text:s/></text:span><text:span text:style-name="T5_79">should</text:span><text:span text:style-name="T5_80"><text:s/></text:span><text:span text:style-name="T5_81">ideally</text:span><text:span text:style-name="T5_82"><text:s/></text:span><text:span text:style-name="T5_83">have</text:span><text:span text:style-name="T5_84"><text:s/></text:span><text:span text:style-name="T5_85">experience</text:span><text:span text:style-name="T5_86"><text:s/></text:span><text:span text:style-name="T5_87">in</text:span><text:span text:style-name="T5_88"><text:s/></text:span><text:span text:style-name="T5_89">development</text:span><text:span text:style-name="T5_90"><text:s/></text:span><text:span text:style-name="T5_91">of</text:span><text:span text:style-name="T5_92"><text:s/></text:span><text:span text:style-name="T5_93">transformational</text:span><text:span text:style-name="T5_94"><text:s/></text:span><text:span text:style-name="T5_95">digital</text:span><text:span text:style-name="T5_96"><text:s/></text:span><text:span text:style-name="T5_97">services</text:span><text:span text:style-name="T5_98"><text:s/></text:span><text:span text:style-name="T5_99">on</text:span><text:span text:style-name="T5_100"><text:s/>“</text:span><text:span text:style-name="T5_101">brownfield</text:span><text:span text:style-name="T5_102"><text:s/></text:span><text:span text:style-name="T5_103">estates</text:span><text:span text:style-name="T5_104">”<text:s/></text:span><text:span text:style-name="T5_105">and</text:span><text:span text:style-name="T5_106">/</text:span><text:span text:style-name="T5_107">or</text:span><text:span text:style-name="T5_108"><text:s/></text:span><text:span text:style-name="T5_109">rapid</text:span><text:span text:style-name="T5_110"><text:s/></text:span><text:span text:style-name="T5_111">development</text:span><text:span text:style-name="T5_112"><text:s/></text:span><text:span text:style-name="T5_113">and</text:span><text:span text:style-name="T5_114"><text:s/></text:span><text:span text:style-name="T5_115">scaling</text:span><text:span text:style-name="T5_116"><text:s/></text:span><text:span text:style-name="T5_117">of</text:span><text:span text:style-name="T5_118"><text:s/></text:span><text:span text:style-name="T5_119">very</text:span><text:span text:style-name="T5_120"><text:s/></text:span><text:span text:style-name="T5_121">high</text:span><text:span text:style-name="T5_122">-</text:span><text:span text:style-name="T5_123">volume</text:span><text:span text:style-name="T5_124"><text:s/>“</text:span><text:span text:style-name="T5_125">greenfield</text:span><text:span text:style-name="T5_126">”<text:s/></text:span><text:span text:style-name="T5_127">services</text:span><text:span text:style-name="T5_128">.</text:span></text:p>
      <text:p text:style-name="P6"/>
      <text:p text:style-name="P7"><text:span text:style-name="T7_1">Technical</text:span><text:span text:style-name="T7_2"><text:s/></text:span><text:span text:style-name="T7_3">Architects</text:span><text:span text:style-name="T7_4"><text:s/></text:span><text:span text:style-name="T7_5">carry</text:span><text:span text:style-name="T7_6"><text:s/></text:span><text:span text:style-name="T7_7">out</text:span><text:span text:style-name="T7_8"><text:s/></text:span><text:span text:style-name="T7_9">a</text:span><text:span text:style-name="T7_10"><text:s/></text:span><text:span text:style-name="T7_11">wide</text:span><text:span text:style-name="T7_12"><text:s/></text:span><text:span text:style-name="T7_13">range</text:span><text:span text:style-name="T7_14"><text:s/></text:span><text:span text:style-name="T7_15">of</text:span><text:span text:style-name="T7_16"><text:s/></text:span><text:span text:style-name="T7_17">activities</text:span><text:span text:style-name="T7_18">,<text:s/></text:span><text:span text:style-name="T7_19">from</text:span><text:span text:style-name="T7_20"><text:s/></text:span><text:span text:style-name="T7_21">actively</text:span><text:span text:style-name="T7_22"><text:s/></text:span><text:span text:style-name="T7_23">writing</text:span><text:span text:style-name="T7_24"><text:s/></text:span><text:span text:style-name="T7_25">code</text:span><text:span text:style-name="T7_26"><text:s/></text:span><text:span text:style-name="T7_27">as</text:span><text:span text:style-name="T7_28"><text:s/></text:span><text:span text:style-name="T7_29">a</text:span><text:span text:style-name="T7_30"><text:s/></text:span><text:span text:style-name="T7_31">senior</text:span><text:span text:style-name="T7_32"><text:s/></text:span><text:span text:style-name="T7_33">member</text:span><text:span text:style-name="T7_34"><text:s/></text:span><text:span text:style-name="T7_35">of</text:span><text:span text:style-name="T7_36"><text:s/></text:span><text:span text:style-name="T7_37">the</text:span><text:span text:style-name="T7_38"><text:s/></text:span><text:span text:style-name="T7_39">development</text:span><text:span text:style-name="T7_40"><text:s/></text:span><text:span text:style-name="T7_41">team</text:span><text:span text:style-name="T7_42"><text:s/></text:span><text:span text:style-name="T7_43">and</text:span><text:span text:style-name="T7_44"><text:s/></text:span><text:span text:style-name="T7_45">breaking</text:span><text:span text:style-name="T7_46"><text:s/></text:span><text:span text:style-name="T7_47">down</text:span><text:span text:style-name="T7_48"><text:s/></text:span><text:span text:style-name="T7_49">complex</text:span><text:span text:style-name="T7_50"><text:s/></text:span><text:span text:style-name="T7_51">problems</text:span><text:span text:style-name="T7_52"><text:s/></text:span><text:span text:style-name="T7_53">and</text:span><text:span text:style-name="T7_54"><text:s/></text:span><text:span text:style-name="T7_55">identifying</text:span><text:span text:style-name="T7_56"><text:s/></text:span><text:span text:style-name="T7_57">steps</text:span><text:span text:style-name="T7_58"><text:s/></text:span><text:span text:style-name="T7_59">towards</text:span><text:span text:style-name="T7_60"><text:s/></text:span><text:span text:style-name="T7_61">solutions</text:span><text:span text:style-name="T7_62">,<text:s/></text:span><text:span text:style-name="T7_63">through</text:span><text:span text:style-name="T7_64"><text:s/></text:span><text:span text:style-name="T7_65">to</text:span><text:span text:style-name="T7_66"><text:s/></text:span><text:span text:style-name="T7_67">coaching</text:span><text:span text:style-name="T7_68"><text:s/></text:span><text:span text:style-name="T7_69">individuals</text:span><text:span text:style-name="T7_70"><text:s/></text:span><text:span text:style-name="T7_71">and</text:span><text:span text:style-name="T7_72"><text:s/></text:span><text:span text:style-name="T7_73">engaging</text:span><text:span text:style-name="T7_74"><text:s/></text:span><text:span text:style-name="T7_75">with</text:span><text:span text:style-name="T7_76"><text:s/></text:span><text:span text:style-name="T7_77">non</text:span><text:span text:style-name="T7_78">-</text:span><text:span text:style-name="T7_79">technical</text:span><text:span text:style-name="T7_80"><text:s/></text:span><text:span text:style-name="T7_81">people</text:span><text:span text:style-name="T7_82"><text:s/></text:span><text:span text:style-name="T7_83">at</text:span><text:span text:style-name="T7_84"><text:s/></text:span><text:span text:style-name="T7_85">all</text:span><text:span text:style-name="T7_86"><text:s/></text:span><text:span text:style-name="T7_87">levels</text:span><text:span text:style-name="T7_88"><text:s/></text:span><text:span text:style-name="T7_89">of</text:span><text:span text:style-name="T7_90"><text:s/></text:span><text:span text:style-name="T7_91">seniority</text:span><text:span text:style-name="T7_92">.<text:s/></text:span></text:p>
      <text:p text:style-name="P8"/>
      <text:p text:style-name="P9"><text:span text:style-name="T9_1">The</text:span><text:span text:style-name="T9_2"><text:s/></text:span><text:span text:style-name="T9_3">main</text:span><text:span text:style-name="T9_4"><text:s/></text:span><text:span text:style-name="T9_5">responsibilities</text:span><text:span text:style-name="T9_6"><text:s/></text:span><text:span text:style-name="T9_7">of</text:span><text:span text:style-name="T9_8"><text:s/></text:span><text:span text:style-name="T9_9">the</text:span><text:span text:style-name="T9_10"><text:s/></text:span><text:span text:style-name="T9_11">post</text:span><text:span text:style-name="T9_12"><text:s/></text:span><text:span text:style-name="T9_13">are</text:span><text:span text:style-name="T9_14">:</text:span></text:p>
      <text:p text:style-name="P10"/>
      <text:list text:style-name="LS1" xml:id="list0">
        <text:list-item>
          <text:p text:style-name="P11"><text:span text:style-name="T11_1">Provide</text:span><text:span text:style-name="T11_2"><text:s/></text:span><text:span text:style-name="T11_3">hands</text:span><text:span text:style-name="T11_4">-</text:span><text:span text:style-name="T11_5">on</text:span><text:span text:style-name="T11_6"><text:s/></text:span><text:span text:style-name="T11_7">technical</text:span><text:span text:style-name="T11_8"><text:s/></text:span><text:span text:style-name="T11_9">leadership</text:span><text:span text:style-name="T11_10">,<text:s/></text:span><text:span text:style-name="T11_11">in</text:span><text:span text:style-name="T11_12"><text:s/></text:span><text:span text:style-name="T11_13">the</text:span><text:span text:style-name="T11_14"><text:s/></text:span><text:span text:style-name="T11_15">development</text:span><text:span text:style-name="T11_16">,<text:s/></text:span><text:span text:style-name="T11_17">operation</text:span><text:span text:style-name="T11_18"><text:s/></text:span><text:span text:style-name="T11_19">and</text:span><text:span text:style-name="T11_20"><text:s/></text:span><text:span text:style-name="T11_21">ongoing</text:span><text:span text:style-name="T11_22"><text:s/></text:span><text:span text:style-name="T11_23">improvement</text:span><text:span text:style-name="T11_24"><text:s/></text:span><text:span text:style-name="T11_25">of</text:span><text:span text:style-name="T11_26"><text:s/></text:span><text:span text:style-name="T11_27">complex</text:span><text:span text:style-name="T11_28">,<text:s/></text:span><text:span text:style-name="T11_29">transformational</text:span><text:span text:style-name="T11_30"><text:s/></text:span><text:span text:style-name="T11_31">digital</text:span><text:span text:style-name="T11_32"><text:s/></text:span><text:span text:style-name="T11_33">services</text:span><text:span text:style-name="T11_34"><text:s/></text:span><text:span text:style-name="T11_35">serving</text:span><text:span text:style-name="T11_36"><text:s/></text:span><text:span text:style-name="T11_37">millions</text:span><text:span text:style-name="T11_38"><text:s/></text:span><text:span text:style-name="T11_39">of</text:span><text:span text:style-name="T11_40"><text:s/></text:span><text:span text:style-name="T11_41">users</text:span><text:span text:style-name="T11_42">.</text:span></text:p>
        </text:list-item>
        <text:list-item>
          <text:p text:style-name="P12"><text:span text:style-name="T12_1">Work</text:span><text:span text:style-name="T12_2"><text:s/></text:span><text:span text:style-name="T12_3">with</text:span><text:span text:style-name="T12_4"><text:s/></text:span><text:span text:style-name="T12_5">product</text:span><text:span text:style-name="T12_6"><text:s/></text:span><text:span text:style-name="T12_7">managers</text:span><text:span text:style-name="T12_8"><text:s/></text:span><text:span text:style-name="T12_9">to</text:span><text:span text:style-name="T12_10"><text:s/></text:span><text:span text:style-name="T12_11">understand</text:span><text:span text:style-name="T12_12"><text:s/></text:span><text:span text:style-name="T12_13">user</text:span><text:span text:style-name="T12_14"><text:s/></text:span><text:span text:style-name="T12_15">needs</text:span><text:span text:style-name="T12_16"><text:s/></text:span><text:span text:style-name="T12_17">for</text:span><text:span text:style-name="T12_18"><text:s/></text:span><text:span text:style-name="T12_19">new</text:span><text:span text:style-name="T12_20"><text:s/></text:span><text:span text:style-name="T12_21">and</text:span><text:span text:style-name="T12_22"><text:s/></text:span><text:span text:style-name="T12_23">existing</text:span><text:span text:style-name="T12_24"><text:s/></text:span><text:span text:style-name="T12_25">services</text:span><text:span text:style-name="T12_26">.</text:span></text:p>
        </text:list-item>
        <text:list-item>
          <text:p text:style-name="P13"><text:span text:style-name="T13_1">Act</text:span><text:span text:style-name="T13_2"><text:s/></text:span><text:span text:style-name="T13_3">as</text:span><text:span text:style-name="T13_4"><text:s/></text:span><text:span text:style-name="T13_5">the</text:span><text:span text:style-name="T13_6"><text:s/></text:span><text:span text:style-name="T13_7">technical</text:span><text:span text:style-name="T13_8"><text:s/></text:span><text:span text:style-name="T13_9">authority</text:span><text:span text:style-name="T13_10"><text:s/></text:span><text:span text:style-name="T13_11">in</text:span><text:span text:style-name="T13_12"><text:s/></text:span><text:span text:style-name="T13_13">prospective</text:span><text:span text:style-name="T13_14">,<text:s/></text:span><text:span text:style-name="T13_15">information</text:span><text:span text:style-name="T13_16"><text:s/></text:span><text:span text:style-name="T13_17">gathering</text:span><text:span text:style-name="T13_18"><text:s/></text:span><text:span text:style-name="T13_19">and</text:span><text:span text:style-name="T13_20"><text:s/></text:span><text:span text:style-name="T13_21">scene</text:span><text:span text:style-name="T13_22"><text:s/></text:span><text:span text:style-name="T13_23">setting</text:span><text:span text:style-name="T13_24"><text:s/></text:span><text:span text:style-name="T13_25">meetings</text:span><text:span text:style-name="T13_26"><text:s/></text:span><text:span text:style-name="T13_27">with</text:span><text:span text:style-name="T13_28"><text:s/></text:span><text:span text:style-name="T13_29">other</text:span><text:span text:style-name="T13_30"><text:s/></text:span><text:span text:style-name="T13_31">government</text:span><text:span text:style-name="T13_32"><text:s/></text:span><text:span text:style-name="T13_33">departments</text:span><text:span text:style-name="T13_34">,<text:s/></text:span><text:span text:style-name="T13_35">evaluate</text:span><text:span text:style-name="T13_36"><text:s/></text:span><text:span text:style-name="T13_37">technical</text:span><text:span text:style-name="T13_38"><text:s/></text:span><text:span text:style-name="T13_39">proposals</text:span><text:span text:style-name="T13_40"><text:s/></text:span><text:span text:style-name="T13_41">from</text:span><text:span text:style-name="T13_42"><text:s/></text:span><text:span text:style-name="T13_43">external</text:span><text:span text:style-name="T13_44"><text:s/></text:span><text:span text:style-name="T13_45">suppliers</text:span><text:span text:style-name="T13_46">,<text:s/></text:span><text:span text:style-name="T13_47">and</text:span><text:span text:style-name="T13_48"><text:s/></text:span><text:span text:style-name="T13_49">make</text:span><text:span text:style-name="T13_50"><text:s/></text:span><text:span text:style-name="T13_51">implementation</text:span><text:span text:style-name="T13_52"><text:s/></text:span><text:span text:style-name="T13_53">recommendations</text:span><text:span text:style-name="T13_54"><text:s/></text:span><text:span text:style-name="T13_55">to</text:span><text:span text:style-name="T13_56"><text:s/></text:span><text:span text:style-name="T13_57">senior</text:span><text:span text:style-name="T13_58"><text:s/></text:span><text:span text:style-name="T13_59">stakeholders</text:span><text:span text:style-name="T13_60">.</text:span></text:p>
        </text:list-item>
        <text:list-item>
          <text:p text:style-name="P14"><text:span text:style-name="T14_1">Work</text:span><text:span text:style-name="T14_2"><text:s/></text:span><text:span text:style-name="T14_3">with</text:span><text:span text:style-name="T14_4"><text:s/></text:span><text:span text:style-name="T14_5">delivery</text:span><text:span text:style-name="T14_6"><text:s/></text:span><text:span text:style-name="T14_7">teams</text:span><text:span text:style-name="T14_8"><text:s/></text:span><text:span text:style-name="T14_9">and</text:span><text:span text:style-name="T14_10"><text:s/></text:span><text:span text:style-name="T14_11">partners</text:span><text:span text:style-name="T14_12"><text:s/></text:span><text:span text:style-name="T14_13">to</text:span><text:span text:style-name="T14_14"><text:s/></text:span><text:span text:style-name="T14_15">break</text:span><text:span text:style-name="T14_16"><text:s/></text:span><text:span text:style-name="T14_17">technical</text:span><text:span text:style-name="T14_18"><text:s/></text:span><text:span text:style-name="T14_19">requirements</text:span><text:span text:style-name="T14_20"><text:s/></text:span><text:span text:style-name="T14_21">down</text:span><text:span text:style-name="T14_22"><text:s/></text:span><text:span text:style-name="T14_23">into</text:span><text:span text:style-name="T14_24"><text:s/></text:span><text:span text:style-name="T14_25">appropriate</text:span><text:span text:style-name="T14_26"><text:s/></text:span><text:span text:style-name="T14_27">pieces</text:span><text:span text:style-name="T14_28">,<text:s/></text:span><text:span text:style-name="T14_29">and</text:span><text:span text:style-name="T14_30"><text:s/></text:span><text:span text:style-name="T14_31">to</text:span><text:span text:style-name="T14_32"><text:s/></text:span><text:span text:style-name="T14_33">identify</text:span><text:span text:style-name="T14_34"><text:s/></text:span><text:span text:style-name="T14_35">key</text:span><text:span text:style-name="T14_36"><text:s/></text:span><text:span text:style-name="T14_37">API</text:span><text:span text:style-name="T14_38"><text:s/></text:span><text:span text:style-name="T14_39">requirements</text:span><text:span text:style-name="T14_40"><text:s/></text:span><text:span text:style-name="T14_41">for</text:span><text:span text:style-name="T14_42"><text:s/></text:span><text:span text:style-name="T14_43">integration</text:span><text:span text:style-name="T14_44"><text:s/></text:span><text:span text:style-name="T14_45">with</text:span><text:span text:style-name="T14_46"><text:s/></text:span><text:span text:style-name="T14_47">internal</text:span><text:span text:style-name="T14_48"><text:s/></text:span><text:span text:style-name="T14_49">and</text:span><text:span text:style-name="T14_50"><text:s/></text:span><text:span text:style-name="T14_51">external</text:span><text:span text:style-name="T14_52"><text:s/></text:span><text:span text:style-name="T14_53">systems</text:span><text:span text:style-name="T14_54">.</text:span></text:p>
        </text:list-item>
        <text:list-item>
          <text:p text:style-name="P15"><text:span text:style-name="T15_1">Lead</text:span><text:span text:style-name="T15_2"><text:s/></text:span><text:span text:style-name="T15_3">the</text:span><text:span text:style-name="T15_4"><text:s/></text:span><text:span text:style-name="T15_5">rapid</text:span><text:span text:style-name="T15_6"><text:s/></text:span><text:span text:style-name="T15_7">development</text:span><text:span text:style-name="T15_8"><text:s/></text:span><text:span text:style-name="T15_9">of</text:span><text:span text:style-name="T15_10"><text:s/></text:span><text:span text:style-name="T15_11">user</text:span><text:span text:style-name="T15_12">-</text:span><text:span text:style-name="T15_13">driven</text:span><text:span text:style-name="T15_14"><text:s/></text:span><text:span text:style-name="T15_15">prototypes</text:span><text:span text:style-name="T15_16"><text:s/></text:span><text:span text:style-name="T15_17">to</text:span><text:span text:style-name="T15_18"><text:s/></text:span><text:span text:style-name="T15_19">identify</text:span><text:span text:style-name="T15_20"><text:s/></text:span><text:span text:style-name="T15_21">technical</text:span><text:span text:style-name="T15_22"><text:s/></text:span><text:span text:style-name="T15_23">options</text:span><text:span text:style-name="T15_24"><text:s/></text:span><text:span text:style-name="T15_25">and</text:span><text:span text:style-name="T15_26"><text:s/></text:span><text:span text:style-name="T15_27">inform</text:span><text:span text:style-name="T15_28"><text:s/></text:span><text:span text:style-name="T15_29">architectural</text:span><text:span text:style-name="T15_30"><text:s/></text:span><text:span text:style-name="T15_31">approaches</text:span><text:span text:style-name="T15_32">,<text:s/></text:span><text:span text:style-name="T15_33">working</text:span><text:span text:style-name="T15_34"><text:s/></text:span><text:span text:style-name="T15_35">with</text:span><text:span text:style-name="T15_36"><text:s/></text:span><text:span text:style-name="T15_37">colleagues</text:span><text:span text:style-name="T15_38"><text:s/></text:span><text:span text:style-name="T15_39">and</text:span><text:span text:style-name="T15_40"><text:s/></text:span><text:span text:style-name="T15_41">supplier</text:span><text:span text:style-name="T15_42"><text:s/></text:span><text:span text:style-name="T15_43">team</text:span><text:span text:style-name="T15_44"><text:s/></text:span><text:span text:style-name="T15_45">members</text:span><text:span text:style-name="T15_46"><text:s/></text:span><text:span text:style-name="T15_47">to</text:span><text:span text:style-name="T15_48"><text:s/></text:span><text:span text:style-name="T15_49">write</text:span><text:span text:style-name="T15_50"><text:s/></text:span><text:span text:style-name="T15_51">tests</text:span><text:span text:style-name="T15_52">,<text:s/></text:span><text:span text:style-name="T15_53">code</text:span><text:span text:style-name="T15_54"><text:s/></text:span><text:span text:style-name="T15_55">and</text:span><text:span text:style-name="T15_56"><text:s/></text:span><text:span text:style-name="T15_57">documentation</text:span><text:span text:style-name="T15_58"><text:s/></text:span><text:span text:style-name="T15_59">for</text:span><text:span text:style-name="T15_60"><text:s/></text:span><text:span text:style-name="T15_61">new</text:span><text:span text:style-name="T15_62"><text:s/></text:span><text:span text:style-name="T15_63">and</text:span><text:span text:style-name="T15_64"><text:s/></text:span><text:span text:style-name="T15_65">existing</text:span><text:span text:style-name="T15_66"><text:s/></text:span><text:span text:style-name="T15_67">systems</text:span><text:span text:style-name="T15_68">.</text:span></text:p>
        </text:list-item>
        <text:list-item>
          <text:p text:style-name="P16"><text:span text:style-name="T16_1">Ensure</text:span><text:span text:style-name="T16_2"><text:s/></text:span><text:span text:style-name="T16_3">that</text:span><text:span text:style-name="T16_4"><text:s/></text:span><text:span text:style-name="T16_5">new</text:span><text:span text:style-name="T16_6"><text:s/></text:span><text:span text:style-name="T16_7">and</text:span><text:span text:style-name="T16_8"><text:s/></text:span><text:span text:style-name="T16_9">updated</text:span><text:span text:style-name="T16_10"><text:s/></text:span><text:span text:style-name="T16_11">platforms</text:span><text:span text:style-name="T16_12">,<text:s/></text:span><text:span text:style-name="T16_13">products</text:span><text:span text:style-name="T16_14"><text:s/></text:span><text:span text:style-name="T16_15">and</text:span><text:span text:style-name="T16_16"><text:s/></text:span><text:span text:style-name="T16_17">transactions</text:span><text:span text:style-name="T16_18"><text:s/></text:span><text:span text:style-name="T16_19">are</text:span><text:span text:style-name="T16_20"><text:s/></text:span><text:span text:style-name="T16_21">thoroughly</text:span><text:span text:style-name="T16_22"><text:s/></text:span><text:span text:style-name="T16_23">tested</text:span><text:span text:style-name="T16_24"><text:s/></text:span><text:span text:style-name="T16_25">for</text:span><text:span text:style-name="T16_26"><text:s/></text:span><text:span text:style-name="T16_27">performance</text:span><text:span text:style-name="T16_28">,<text:s/></text:span><text:span text:style-name="T16_29">are</text:span><text:span text:style-name="T16_30"><text:s/></text:span><text:span text:style-name="T16_31">able</text:span><text:span text:style-name="T16_32"><text:s/></text:span><text:span text:style-name="T16_33">to</text:span><text:span text:style-name="T16_34"><text:s/></text:span><text:span text:style-name="T16_35">handle</text:span><text:span text:style-name="T16_36"><text:s/></text:span><text:span text:style-name="T16_37">specified</text:span><text:span text:style-name="T16_38"><text:s/></text:span><text:span text:style-name="T16_39">load</text:span><text:span text:style-name="T16_40">,<text:s/></text:span><text:span text:style-name="T16_41">and</text:span><text:span text:style-name="T16_42"><text:s/></text:span><text:span text:style-name="T16_43">can</text:span><text:span text:style-name="T16_44"><text:s/></text:span><text:span text:style-name="T16_45">be</text:span><text:span text:style-name="T16_46"><text:s/></text:span><text:span text:style-name="T16_47">maintained</text:span><text:span text:style-name="T16_48"><text:s/></text:span><text:span text:style-name="T16_49">over</text:span><text:span text:style-name="T16_50"><text:s/></text:span><text:span text:style-name="T16_51">the</text:span><text:span text:style-name="T16_52"><text:s/></text:span><text:span text:style-name="T16_53">long</text:span><text:span text:style-name="T16_54">-</text:span><text:span text:style-name="T16_55">term</text:span><text:span text:style-name="T16_56">.</text:span></text:p>
        </text:list-item>
        <text:list-item>
          <text:p text:style-name="P17"><text:span text:style-name="T17_1">Work</text:span><text:span text:style-name="T17_2"><text:s/></text:span><text:span text:style-name="T17_3">with</text:span><text:span text:style-name="T17_4"><text:s/></text:span><text:span text:style-name="T17_5">external</text:span><text:span text:style-name="T17_6"><text:s/></text:span><text:span text:style-name="T17_7">suppliers</text:span><text:span text:style-name="T17_8"><text:s/></text:span><text:span text:style-name="T17_9">to</text:span><text:span text:style-name="T17_10"><text:s/></text:span><text:span text:style-name="T17_11">ensure</text:span><text:span text:style-name="T17_12"><text:s/></text:span><text:span text:style-name="T17_13">that</text:span><text:span text:style-name="T17_14"><text:s/></text:span><text:span text:style-name="T17_15">their</text:span><text:span text:style-name="T17_16"><text:s/></text:span><text:span text:style-name="T17_17">system</text:span><text:span text:style-name="T17_18"><text:s/></text:span><text:span text:style-name="T17_19">architectures</text:span><text:span text:style-name="T17_20"><text:s/></text:span><text:span text:style-name="T17_21">are</text:span><text:span text:style-name="T17_22"><text:s/></text:span><text:span text:style-name="T17_23">robust</text:span><text:span text:style-name="T17_24">,<text:s/></text:span><text:span text:style-name="T17_25">scalable</text:span><text:span text:style-name="T17_26">,<text:s/></text:span><text:span text:style-name="T17_27">open</text:span><text:span text:style-name="T17_28"><text:s/></text:span><text:span text:style-name="T17_29">and</text:span><text:span text:style-name="T17_30"><text:s/></text:span><text:span text:style-name="T17_31">secure</text:span><text:span text:style-name="T17_32">,<text:s/></text:span><text:span text:style-name="T17_33">with</text:span><text:span text:style-name="T17_34"><text:s/></text:span><text:span text:style-name="T17_35">appropriate</text:span><text:span text:style-name="T17_36"><text:s/></text:span><text:span text:style-name="T17_37">overall</text:span><text:span text:style-name="T17_38"><text:s/></text:span><text:span text:style-name="T17_39">system</text:span><text:span text:style-name="T17_40"><text:s/></text:span><text:span text:style-name="T17_41">design</text:span><text:span text:style-name="T17_42"><text:s/></text:span><text:span text:style-name="T17_43">and</text:span><text:span text:style-name="T17_44"><text:s/></text:span><text:span text:style-name="T17_45">integration</text:span><text:span text:style-name="T17_46"><text:s/></text:span><text:span text:style-name="T17_47">points</text:span><text:span text:style-name="T17_48">/</text:span><text:span text:style-name="T17_49">APIs</text:span><text:span text:style-name="T17_50">,<text:s/></text:span><text:span text:style-name="T17_51">to</text:span><text:span text:style-name="T17_52"><text:s/></text:span><text:span text:style-name="T17_53">deliver</text:span><text:span text:style-name="T17_54"><text:s/></text:span><text:span text:style-name="T17_55">a</text:span><text:span text:style-name="T17_56"><text:s/></text:span><text:span text:style-name="T17_57">high</text:span><text:span text:style-name="T17_58"><text:s/></text:span><text:span text:style-name="T17_59">quality</text:span><text:span text:style-name="T17_60"><text:s/></text:span><text:span text:style-name="T17_61">user</text:span><text:span text:style-name="T17_62"><text:s/></text:span><text:span text:style-name="T17_63">experience</text:span><text:span text:style-name="T17_64">.</text:span></text:p>
        </text:list-item>
        <text:list-item>
          <text:p text:style-name="P18"><text:span text:style-name="T18_1">Advise</text:span><text:span text:style-name="T18_2"><text:s/></text:span><text:span text:style-name="T18_3">on</text:span><text:span text:style-name="T18_4">,<text:s/></text:span><text:span text:style-name="T18_5">manage</text:span><text:span text:style-name="T18_6"><text:s/></text:span><text:span text:style-name="T18_7">and</text:span><text:span text:style-name="T18_8"><text:s/></text:span><text:span text:style-name="T18_9">implement</text:span><text:span text:style-name="T18_10"><text:s/></text:span><text:span text:style-name="T18_11">agile</text:span><text:span text:style-name="T18_12"><text:s/></text:span><text:span text:style-name="T18_13">delivery</text:span><text:span text:style-name="T18_14"><text:s/></text:span><text:span text:style-name="T18_15">projects</text:span><text:span text:style-name="T18_16"><text:s/></text:span><text:span text:style-name="T18_17">within</text:span><text:span text:style-name="T18_18"><text:s/></text:span><text:span text:style-name="T18_19">government</text:span><text:span text:style-name="T18_20"><text:s/></text:span><text:span text:style-name="T18_21">departments</text:span><text:span text:style-name="T18_22">,<text:s/></text:span><text:span text:style-name="T18_23">providing</text:span><text:span text:style-name="T18_24"><text:s/></text:span><text:span text:style-name="T18_25">guidance</text:span><text:span text:style-name="T18_26">,<text:s/></text:span><text:span text:style-name="T18_27">mentoring</text:span><text:span text:style-name="T18_28"><text:s/></text:span><text:span text:style-name="T18_29">and</text:span><text:span text:style-name="T18_30"><text:s/></text:span><text:span text:style-name="T18_31">training</text:span><text:span text:style-name="T18_32"><text:s/></text:span><text:span text:style-name="T18_33">in</text:span><text:span text:style-name="T18_34"><text:s/></text:span><text:span text:style-name="T18_35">agile</text:span><text:span text:style-name="T18_36"><text:s/></text:span><text:span text:style-name="T18_37">technical</text:span><text:span text:style-name="T18_38"><text:s/></text:span><text:span text:style-name="T18_39">delivery</text:span><text:span text:style-name="T18_40"><text:s/></text:span><text:span text:style-name="T18_41">and</text:span><text:span text:style-name="T18_42"><text:s/></text:span><text:span text:style-name="T18_43">evolutionary</text:span><text:span text:style-name="T18_44"><text:s/></text:span><text:span text:style-name="T18_45">software</text:span><text:span text:style-name="T18_46"><text:s/></text:span><text:span text:style-name="T18_47">architecture</text:span><text:span text:style-name="T18_48"><text:s/></text:span><text:span text:style-name="T18_49">to</text:span><text:span text:style-name="T18_50"><text:s/></text:span><text:span text:style-name="T18_51">government</text:span><text:span text:style-name="T18_52"><text:s/></text:span><text:span text:style-name="T18_53">departments</text:span><text:span text:style-name="T18_54"><text:s/></text:span><text:span text:style-name="T18_55">and</text:span><text:span text:style-name="T18_56"><text:s/></text:span><text:span text:style-name="T18_57">agencies</text:span><text:span text:style-name="T18_58">.</text:span></text:p>
        </text:list-item>
        <text:list-item>
          <text:p text:style-name="P19"><text:span text:style-name="T19_1">Provide</text:span><text:span text:style-name="T19_2"><text:s/></text:span><text:span text:style-name="T19_3">mentorship</text:span><text:span text:style-name="T19_4"><text:s/></text:span><text:span text:style-name="T19_5">and</text:span><text:span text:style-name="T19_6">/</text:span><text:span text:style-name="T19_7">or</text:span><text:span text:style-name="T19_8"><text:s/></text:span><text:span text:style-name="T19_9">line</text:span><text:span text:style-name="T19_10"><text:s/></text:span><text:span text:style-name="T19_11">management</text:span><text:span text:style-name="T19_12"><text:s/></text:span><text:span text:style-name="T19_13">for</text:span><text:span text:style-name="T19_14"><text:s/></text:span><text:span text:style-name="T19_15">software</text:span><text:span text:style-name="T19_16"><text:s/></text:span><text:span text:style-name="T19_17">developers</text:span><text:span text:style-name="T19_18"><text:s/></text:span><text:span text:style-name="T19_19">and</text:span><text:span text:style-name="T19_20"><text:s/></text:span><text:span text:style-name="T19_21">junior</text:span><text:span text:style-name="T19_22"><text:s/></text:span><text:span text:style-name="T19_23">software</text:span><text:span text:style-name="T19_24"><text:s/></text:span><text:span text:style-name="T19_25">developers</text:span><text:span text:style-name="T19_26"><text:s/></text:span></text:p>
        </text:list-item>
        <text:list-item>
          <text:p text:style-name="P20"><text:span text:style-name="T20_1">Assist</text:span><text:span text:style-name="T20_2"><text:s/></text:span><text:span text:style-name="T20_3">with</text:span><text:span text:style-name="T20_4"><text:s/></text:span><text:span text:style-name="T20_5">building</text:span><text:span text:style-name="T20_6"><text:s/></text:span><text:span text:style-name="T20_7">a</text:span><text:span text:style-name="T20_8"><text:s/></text:span><text:span text:style-name="T20_9">culture</text:span><text:span text:style-name="T20_10"><text:s/></text:span><text:span text:style-name="T20_11">of</text:span><text:span text:style-name="T20_12"><text:s/></text:span><text:span text:style-name="T20_13">continuous</text:span><text:span text:style-name="T20_14"><text:s/></text:span><text:span text:style-name="T20_15">delivery</text:span><text:span text:style-name="T20_16"><text:s/></text:span><text:span text:style-name="T20_17">and</text:span><text:span text:style-name="T20_18"><text:s/></text:span><text:span text:style-name="T20_19">improvement</text:span><text:span text:style-name="T20_20">,<text:s/></text:span><text:span text:style-name="T20_21">ensuring</text:span><text:span text:style-name="T20_22"><text:s/></text:span><text:span text:style-name="T20_23">that</text:span><text:span text:style-name="T20_24"><text:s/></text:span><text:span text:style-name="T20_25">key</text:span><text:span text:style-name="T20_26"><text:s/></text:span><text:span text:style-name="T20_27">systems</text:span><text:span text:style-name="T20_28"><text:s/></text:span><text:span text:style-name="T20_29">are</text:span><text:span text:style-name="T20_30"><text:s/></text:span><text:span text:style-name="T20_31">regularly</text:span><text:span text:style-name="T20_32"><text:s/></text:span><text:span text:style-name="T20_33">analysed</text:span><text:span text:style-name="T20_34">,<text:s/></text:span><text:span text:style-name="T20_35">maintained</text:span><text:span text:style-name="T20_36"><text:s/></text:span><text:span text:style-name="T20_37">and</text:span><text:span text:style-name="T20_38"><text:s/></text:span><text:span text:style-name="T20_39">improved</text:span><text:span text:style-name="T20_40">.</text:span></text:p>
        </text:list-item>
      </text:list>
      <text:h text:style-name="P21" text:outline-level="10"/>
      <text:p text:style-name="P22"/>
      <text:p text:style-name="P23"/>
      <text:p text:style-name="P24"/>
      <text:p text:style-name="P25"/>
      <text:h text:style-name="P26" text:outline-level="10"><text:span text:style-name="T26_1">PERSON</text:span><text:span text:style-name="T26_2"><text:s/></text:span><text:span text:style-name="T26_3">SPECIFICATION</text:span><text:span text:style-name="T26_4"><text:s/>-<text:s/></text:span><text:span text:style-name="T26_5">COMPETENCES</text:span><text:span text:style-name="T26_6">/</text:span><text:span text:style-name="T26_7">SKILLS</text:span><text:span text:style-name="T26_8"><text:s/></text:span><text:span text:style-name="T26_9">REQUIRED</text:span></text:h>
      <text:p text:style-name="P27"/>
      <text:p text:style-name="P28"/>
      <text:p text:style-name="P29"><text:span text:style-name="T29_1">SETTING</text:span><text:span text:style-name="T29_2"><text:s/></text:span><text:span text:style-name="T29_3">DIRECTION</text:span></text:p>
      <text:p text:style-name="P30"/>
      <text:p text:style-name="P31"><text:span text:style-name="T31_1">Changing</text:span><text:span text:style-name="T31_2"><text:s/></text:span><text:span text:style-name="T31_3">and</text:span><text:span text:style-name="T31_4"><text:s/></text:span><text:span text:style-name="T31_5">Improving</text:span></text:p>
      <text:p text:style-name="P32"/>
      <text:p text:style-name="P33"><text:span text:style-name="T33_1">Essential</text:span></text:p>
      <text:list text:style-name="LS2" xml:id="list10">
        <text:list-item>
          <text:p text:style-name="P34"><text:span text:style-name="T34_1">Understand</text:span><text:span text:style-name="T34_2"><text:s/></text:span><text:span text:style-name="T34_3">and</text:span><text:span text:style-name="T34_4"><text:s/></text:span><text:span text:style-name="T34_5">identify</text:span><text:span text:style-name="T34_6"><text:s/></text:span><text:span text:style-name="T34_7">the</text:span><text:span text:style-name="T34_8"><text:s/></text:span><text:span text:style-name="T34_9">role</text:span><text:span text:style-name="T34_10"><text:s/></text:span><text:span text:style-name="T34_11">of</text:span><text:span text:style-name="T34_12"><text:s/></text:span><text:span text:style-name="T34_13">technology</text:span><text:span text:style-name="T34_14"><text:s/></text:span><text:span text:style-name="T34_15">in</text:span><text:span text:style-name="T34_16"><text:s/></text:span><text:span text:style-name="T34_17">public</text:span><text:span text:style-name="T34_18"><text:s/></text:span><text:span text:style-name="T34_19">service</text:span><text:span text:style-name="T34_20"><text:s/></text:span><text:span text:style-name="T34_21">delivery</text:span><text:span text:style-name="T34_22"><text:s/></text:span><text:span text:style-name="T34_23">and</text:span><text:span text:style-name="T34_24"><text:s/></text:span><text:span text:style-name="T34_25">policy</text:span><text:span text:style-name="T34_26"><text:s/></text:span><text:span text:style-name="T34_27">implementation</text:span></text:p>
        </text:list-item>
        <text:list-item>
          <text:p text:style-name="P35"><text:span text:style-name="T35_1">Effectively</text:span><text:span text:style-name="T35_2"><text:s/></text:span><text:span text:style-name="T35_3">capture</text:span><text:span text:style-name="T35_4">,<text:s/></text:span><text:span text:style-name="T35_5">utilise</text:span><text:span text:style-name="T35_6"><text:s/></text:span><text:span text:style-name="T35_7">and</text:span><text:span text:style-name="T35_8"><text:s/></text:span><text:span text:style-name="T35_9">share</text:span><text:span text:style-name="T35_10"><text:s/></text:span><text:span text:style-name="T35_11">customer</text:span><text:span text:style-name="T35_12"><text:s/></text:span><text:span text:style-name="T35_13">insight</text:span><text:span text:style-name="T35_14"><text:s/></text:span><text:span text:style-name="T35_15">and</text:span><text:span text:style-name="T35_16"><text:s/></text:span><text:span text:style-name="T35_17">views</text:span><text:span text:style-name="T35_18"><text:s/></text:span><text:span text:style-name="T35_19">from</text:span><text:span text:style-name="T35_20"><text:s/></text:span><text:span text:style-name="T35_21">a</text:span><text:span text:style-name="T35_22"><text:s/></text:span><text:span text:style-name="T35_23">diverse</text:span><text:span text:style-name="T35_24"><text:s/></text:span><text:span text:style-name="T35_25">range</text:span><text:span text:style-name="T35_26"><text:s/></text:span><text:span text:style-name="T35_27">of</text:span><text:span text:style-name="T35_28"><text:s/></text:span><text:span text:style-name="T35_29">stakeholders</text:span><text:span text:style-name="T35_30"><text:s/></text:span><text:span text:style-name="T35_31">to</text:span><text:span text:style-name="T35_32"><text:s/></text:span><text:span text:style-name="T35_33">ensure</text:span><text:span text:style-name="T35_34"><text:s/></text:span><text:span text:style-name="T35_35">better</text:span><text:span text:style-name="T35_36"><text:s/></text:span><text:span text:style-name="T35_37">policy</text:span><text:span text:style-name="T35_38"><text:s/></text:span><text:span text:style-name="T35_39">and</text:span><text:span text:style-name="T35_40"><text:s/></text:span><text:span text:style-name="T35_41">delivery</text:span><text:span text:style-name="T35_42"><text:s/></text:span></text:p>
        </text:list-item>
        <text:list-item>
          <text:p text:style-name="P36"><text:span text:style-name="T36_1">Spot</text:span><text:span text:style-name="T36_2"><text:s/></text:span><text:span text:style-name="T36_3">warning</text:span><text:span text:style-name="T36_4"><text:s/></text:span><text:span text:style-name="T36_5">signs</text:span><text:span text:style-name="T36_6"><text:s/></text:span><text:span text:style-name="T36_7">of</text:span><text:span text:style-name="T36_8"><text:s/></text:span><text:span text:style-name="T36_9">things</text:span><text:span text:style-name="T36_10"><text:s/></text:span><text:span text:style-name="T36_11">going</text:span><text:span text:style-name="T36_12"><text:s/></text:span><text:span text:style-name="T36_13">wrong</text:span><text:span text:style-name="T36_14"><text:s/></text:span><text:span text:style-name="T36_15">and</text:span><text:span text:style-name="T36_16"><text:s/></text:span><text:span text:style-name="T36_17">provide</text:span><text:span text:style-name="T36_18"><text:s/></text:span><text:span text:style-name="T36_19">a</text:span><text:span text:style-name="T36_20"><text:s/></text:span><text:span text:style-name="T36_21">decisive</text:span><text:span text:style-name="T36_22"><text:s/></text:span><text:span text:style-name="T36_23">response</text:span><text:span text:style-name="T36_24"><text:s/></text:span><text:span text:style-name="T36_25">to</text:span><text:span text:style-name="T36_26"><text:s/></text:span><text:span text:style-name="T36_27">significant</text:span><text:span text:style-name="T36_28"><text:s/></text:span><text:span text:style-name="T36_29">delivery</text:span><text:span text:style-name="T36_30"><text:s/></text:span><text:span text:style-name="T36_31">challenges</text:span><text:span text:style-name="T36_32"><text:s/></text:span></text:p>
        </text:list-item>
      </text:list>
      <text:p text:style-name="P37"/>
      <text:p text:style-name="P38"><text:span text:style-name="T38_1">Desirable</text:span></text:p>
      <text:list text:style-name="LS3" xml:id="list13">
        <text:list-item>
          <text:p text:style-name="P39"><text:span text:style-name="T39_1">Encourage</text:span><text:span text:style-name="T39_2"><text:s/></text:span><text:span text:style-name="T39_3">a</text:span><text:span text:style-name="T39_4"><text:s/></text:span><text:span text:style-name="T39_5">culture</text:span><text:span text:style-name="T39_6"><text:s/></text:span><text:span text:style-name="T39_7">of</text:span><text:span text:style-name="T39_8"><text:s/></text:span><text:span text:style-name="T39_9">innovation</text:span><text:span text:style-name="T39_10"><text:s/></text:span><text:span text:style-name="T39_11">focused</text:span><text:span text:style-name="T39_12"><text:s/></text:span><text:span text:style-name="T39_13">on</text:span><text:span text:style-name="T39_14"><text:s/></text:span><text:span text:style-name="T39_15">adding</text:span><text:span text:style-name="T39_16"><text:s/></text:span><text:span text:style-name="T39_17">value</text:span><text:span text:style-name="T39_18"><text:s/>–<text:s/></text:span><text:span text:style-name="T39_19">give</text:span><text:span text:style-name="T39_20"><text:s/></text:span><text:span text:style-name="T39_21">people</text:span><text:span text:style-name="T39_22"><text:s/></text:span><text:span text:style-name="T39_23">space</text:span><text:span text:style-name="T39_24"><text:s/></text:span><text:span text:style-name="T39_25">to</text:span><text:span text:style-name="T39_26"><text:s/></text:span><text:span text:style-name="T39_27">think</text:span><text:span text:style-name="T39_28"><text:s/></text:span><text:span text:style-name="T39_29">creatively</text:span><text:span text:style-name="T39_30"><text:s/></text:span></text:p>
        </text:list-item>
      </text:list>
      <text:p text:style-name="P40"/>
      <text:p text:style-name="P41"><text:span text:style-name="T41_1">Making</text:span><text:span text:style-name="T41_2"><text:s/></text:span><text:span text:style-name="T41_3">Effective</text:span><text:span text:style-name="T41_4"><text:s/></text:span><text:span text:style-name="T41_5">Decisions</text:span></text:p>
      <text:p text:style-name="P42"/>
      <text:p text:style-name="P43"><text:span text:style-name="T43_1">Essential</text:span></text:p>
      <text:list text:style-name="LS4" xml:id="list14">
        <text:list-item>
          <text:p text:style-name="P44"><text:span text:style-name="T44_1">Push</text:span><text:span text:style-name="T44_2"><text:s/></text:span><text:span text:style-name="T44_3">decision</text:span><text:span text:style-name="T44_4"><text:s/></text:span><text:span text:style-name="T44_5">making</text:span><text:span text:style-name="T44_6"><text:s/></text:span><text:span text:style-name="T44_7">to</text:span><text:span text:style-name="T44_8"><text:s/></text:span><text:span text:style-name="T44_9">the</text:span><text:span text:style-name="T44_10"><text:s/></text:span><text:span text:style-name="T44_11">right</text:span><text:span text:style-name="T44_12"><text:s/></text:span><text:span text:style-name="T44_13">level</text:span><text:span text:style-name="T44_14"><text:s/></text:span><text:span text:style-name="T44_15">within</text:span><text:span text:style-name="T44_16"><text:s/></text:span><text:span text:style-name="T44_17">their</text:span><text:span text:style-name="T44_18"><text:s/></text:span><text:span text:style-name="T44_19">teams</text:span><text:span text:style-name="T44_20">,<text:s/></text:span><text:span text:style-name="T44_21">not</text:span><text:span text:style-name="T44_22"><text:s/></text:span><text:span text:style-name="T44_23">allow</text:span><text:span text:style-name="T44_24"><text:s/></text:span><text:span text:style-name="T44_25">unnecessary</text:span><text:span text:style-name="T44_26"><text:s/></text:span><text:span text:style-name="T44_27">bureaucracy</text:span><text:span text:style-name="T44_28"><text:s/></text:span><text:span text:style-name="T44_29">and</text:span><text:span text:style-name="T44_30"><text:s/></text:span><text:span text:style-name="T44_31">structure</text:span><text:span text:style-name="T44_32"><text:s/></text:span><text:span text:style-name="T44_33">to</text:span><text:span text:style-name="T44_34"><text:s/></text:span><text:span text:style-name="T44_35">suppress</text:span><text:span text:style-name="T44_36"><text:s/></text:span><text:span text:style-name="T44_37">innovation</text:span><text:span text:style-name="T44_38"><text:s/></text:span><text:span text:style-name="T44_39">and</text:span><text:span text:style-name="T44_40"><text:s/></text:span><text:span text:style-name="T44_41">delivery</text:span><text:span text:style-name="T44_42"><text:s text:c="2"/></text:span></text:p>
        </text:list-item>
        <text:list-item>
          <text:p text:style-name="P45"><text:span text:style-name="T45_1">Identify</text:span><text:span text:style-name="T45_2"><text:s/></text:span><text:span text:style-name="T45_3">the</text:span><text:span text:style-name="T45_4"><text:s/></text:span><text:span text:style-name="T45_5">main</text:span><text:span text:style-name="T45_6"><text:s/></text:span><text:span text:style-name="T45_7">issues</text:span><text:span text:style-name="T45_8"><text:s/></text:span><text:span text:style-name="T45_9">in</text:span><text:span text:style-name="T45_10"><text:s/></text:span><text:span text:style-name="T45_11">complex</text:span><text:span text:style-name="T45_12"><text:s/></text:span><text:span text:style-name="T45_13">problems</text:span><text:span text:style-name="T45_14">,<text:s/></text:span><text:span text:style-name="T45_15">clarify</text:span><text:span text:style-name="T45_16"><text:s/></text:span><text:span text:style-name="T45_17">understanding</text:span><text:span text:style-name="T45_18"><text:s/></text:span><text:span text:style-name="T45_19">or</text:span><text:span text:style-name="T45_20"><text:s/></text:span><text:span text:style-name="T45_21">stakeholder</text:span><text:span text:style-name="T45_22"><text:s/></text:span><text:span text:style-name="T45_23">expectations</text:span><text:span text:style-name="T45_24">,<text:s/></text:span><text:span text:style-name="T45_25">to</text:span><text:span text:style-name="T45_26"><text:s/></text:span><text:span text:style-name="T45_27">seek</text:span><text:span text:style-name="T45_28"><text:s/></text:span><text:span text:style-name="T45_29">best</text:span><text:span text:style-name="T45_30"><text:s/></text:span><text:span text:style-name="T45_31">option</text:span><text:span text:style-name="T45_32"><text:s/></text:span></text:p>
        </text:list-item>
        <text:list-item>
          <text:p text:style-name="P46"><text:span text:style-name="T46_1">Make</text:span><text:span text:style-name="T46_2"><text:s/></text:span><text:span text:style-name="T46_3">difficult</text:span><text:span text:style-name="T46_4"><text:s/></text:span><text:span text:style-name="T46_5">decisions</text:span><text:span text:style-name="T46_6"><text:s/></text:span><text:span text:style-name="T46_7">by</text:span><text:span text:style-name="T46_8"><text:s/></text:span><text:span text:style-name="T46_9">pragmatically</text:span><text:span text:style-name="T46_10"><text:s/></text:span><text:span text:style-name="T46_11">weighing</text:span><text:span text:style-name="T46_12"><text:s/></text:span><text:span text:style-name="T46_13">the</text:span><text:span text:style-name="T46_14"><text:s/></text:span><text:span text:style-name="T46_15">complexities</text:span><text:span text:style-name="T46_16"><text:s/></text:span><text:span text:style-name="T46_17">involved</text:span><text:span text:style-name="T46_18"><text:s/></text:span><text:span text:style-name="T46_19">against</text:span><text:span text:style-name="T46_20"><text:s/></text:span><text:span text:style-name="T46_21">the</text:span><text:span text:style-name="T46_22"><text:s/></text:span><text:span text:style-name="T46_23">need</text:span><text:span text:style-name="T46_24"><text:s/></text:span><text:span text:style-name="T46_25">to</text:span><text:span text:style-name="T46_26"><text:s/></text:span><text:span text:style-name="T46_27">act</text:span></text:p>
        </text:list-item>
      </text:list>
      <text:p text:style-name="P47"/>
      <text:p text:style-name="P48"><text:span text:style-name="T48_1">Desirable</text:span></text:p>
      <text:list text:style-name="LS5" xml:id="list17">
        <text:list-item>
          <text:p text:style-name="P49"><text:span text:style-name="T49_1">Weigh</text:span><text:span text:style-name="T49_2"><text:s/></text:span><text:span text:style-name="T49_3">up</text:span><text:span text:style-name="T49_4"><text:s/></text:span><text:span text:style-name="T49_5">data</text:span><text:span text:style-name="T49_6"><text:s/></text:span><text:span text:style-name="T49_7">from</text:span><text:span text:style-name="T49_8"><text:s/></text:span><text:span text:style-name="T49_9">various</text:span><text:span text:style-name="T49_10"><text:s/></text:span><text:span text:style-name="T49_11">sources</text:span><text:span text:style-name="T49_12">,<text:s/></text:span><text:span text:style-name="T49_13">recognising</text:span><text:span text:style-name="T49_14"><text:s/></text:span><text:span text:style-name="T49_15">when</text:span><text:span text:style-name="T49_16"><text:s/></text:span><text:span text:style-name="T49_17">to</text:span><text:span text:style-name="T49_18"><text:s/></text:span><text:span text:style-name="T49_19">bring</text:span><text:span text:style-name="T49_20"><text:s/></text:span><text:span text:style-name="T49_21">in</text:span><text:span text:style-name="T49_22"><text:s/></text:span><text:span text:style-name="T49_23">experts</text:span><text:span text:style-name="T49_24">/</text:span><text:span text:style-name="T49_25">researchers</text:span><text:span text:style-name="T49_26"><text:s/></text:span><text:span text:style-name="T49_27">to</text:span><text:span text:style-name="T49_28"><text:s/></text:span><text:span text:style-name="T49_29">add</text:span><text:span text:style-name="T49_30"><text:s/></text:span><text:span text:style-name="T49_31">to</text:span><text:span text:style-name="T49_32"><text:s/></text:span><text:span text:style-name="T49_33">available</text:span><text:span text:style-name="T49_34"><text:s/></text:span><text:span text:style-name="T49_35">information</text:span></text:p>
        </text:list-item>
      </text:list>
      <text:p text:style-name="P50"/>
      <text:p text:style-name="P51"/>
      <text:p text:style-name="P52"><text:span text:style-name="T52_1">DELIVERING</text:span><text:span text:style-name="T52_2"><text:s/></text:span><text:span text:style-name="T52_3">RESULTS</text:span></text:p>
      <text:p text:style-name="P53"/>
      <text:p text:style-name="P54"><text:span text:style-name="T54_1">Delivering</text:span><text:span text:style-name="T54_2"><text:s/></text:span><text:span text:style-name="T54_3">Value</text:span><text:span text:style-name="T54_4"><text:s/></text:span><text:span text:style-name="T54_5">for</text:span><text:span text:style-name="T54_6"><text:s/></text:span><text:span text:style-name="T54_7">Money</text:span></text:p>
      <text:p text:style-name="P55"><text:span text:style-name="T55_1">Essential</text:span></text:p>
      <text:list text:style-name="LS6" xml:id="list18">
        <text:list-item>
          <text:p text:style-name="P56"><text:span text:style-name="T56_1">Achieve</text:span><text:span text:style-name="T56_2"><text:s/></text:span><text:span text:style-name="T56_3">the</text:span><text:span text:style-name="T56_4"><text:s/></text:span><text:span text:style-name="T56_5">best</text:span><text:span text:style-name="T56_6"><text:s/></text:span><text:span text:style-name="T56_7">return</text:span><text:span text:style-name="T56_8"><text:s/></text:span><text:span text:style-name="T56_9">on</text:span><text:span text:style-name="T56_10"><text:s/></text:span><text:span text:style-name="T56_11">investment</text:span><text:span text:style-name="T56_12"><text:s/></text:span><text:span text:style-name="T56_13">and</text:span><text:span text:style-name="T56_14"><text:s/></text:span><text:span text:style-name="T56_15">deliver</text:span><text:span text:style-name="T56_16"><text:s/></text:span><text:span text:style-name="T56_17">more</text:span><text:span text:style-name="T56_18"><text:s/></text:span><text:span text:style-name="T56_19">for</text:span><text:span text:style-name="T56_20"><text:s/></text:span><text:span text:style-name="T56_21">less</text:span><text:span text:style-name="T56_22"><text:s/></text:span><text:span text:style-name="T56_23">on</text:span><text:span text:style-name="T56_24"><text:s/></text:span><text:span text:style-name="T56_25">specific</text:span><text:span text:style-name="T56_26"><text:s/></text:span><text:span text:style-name="T56_27">budgets</text:span><text:span text:style-name="T56_28"><text:s/></text:span><text:span text:style-name="T56_29">by</text:span><text:span text:style-name="T56_30"><text:s/></text:span><text:span text:style-name="T56_31">managing</text:span><text:span text:style-name="T56_32"><text:s/></text:span><text:span text:style-name="T56_33">resources</text:span><text:span text:style-name="T56_34"><text:s/></text:span><text:span text:style-name="T56_35">and</text:span><text:span text:style-name="T56_36"><text:s/></text:span><text:span text:style-name="T56_37">maximising</text:span><text:span text:style-name="T56_38"><text:s/></text:span><text:span text:style-name="T56_39">the</text:span><text:span text:style-name="T56_40"><text:s/></text:span><text:span text:style-name="T56_41">use</text:span><text:span text:style-name="T56_42"><text:s/></text:span><text:span text:style-name="T56_43">of</text:span><text:span text:style-name="T56_44"><text:s/></text:span><text:span text:style-name="T56_45">assets</text:span></text:p>
        </text:list-item>
        <text:list-item>
          <text:p text:style-name="P57"><text:span text:style-name="T57_1">Balance</text:span><text:span text:style-name="T57_2"><text:s/></text:span><text:span text:style-name="T57_3">policy</text:span><text:span text:style-name="T57_4"><text:s/></text:span><text:span text:style-name="T57_5">aspiration</text:span><text:span text:style-name="T57_6"><text:s/></text:span><text:span text:style-name="T57_7">and</text:span><text:span text:style-name="T57_8"><text:s/></text:span><text:span text:style-name="T57_9">delivery</text:span><text:span text:style-name="T57_10">,<text:s/></text:span><text:span text:style-name="T57_11">outline</text:span><text:span text:style-name="T57_12"><text:s/></text:span><text:span text:style-name="T57_13">risk</text:span><text:span text:style-name="T57_14"><text:s/></text:span><text:span text:style-name="T57_15">and</text:span><text:span text:style-name="T57_16"><text:s/></text:span><text:span text:style-name="T57_17">benefits</text:span><text:span text:style-name="T57_18"><text:s/></text:span><text:span text:style-name="T57_19">of</text:span><text:span text:style-name="T57_20"><text:s/></text:span><text:span text:style-name="T57_21">different</text:span><text:span text:style-name="T57_22"><text:s/></text:span><text:span text:style-name="T57_23">options</text:span><text:span text:style-name="T57_24"><text:s/></text:span><text:span text:style-name="T57_25">to</text:span><text:span text:style-name="T57_26"><text:s/></text:span><text:span text:style-name="T57_27">achieve</text:span><text:span text:style-name="T57_28"><text:s/></text:span><text:span text:style-name="T57_29">value</text:span><text:span text:style-name="T57_30"><text:s/></text:span><text:span text:style-name="T57_31">for</text:span><text:span text:style-name="T57_32"><text:s/></text:span><text:span text:style-name="T57_33">money</text:span><text:span text:style-name="T57_34"><text:s/></text:span><text:span text:style-name="T57_35">ensuring</text:span><text:span text:style-name="T57_36"><text:s/></text:span><text:span text:style-name="T57_37">all</text:span><text:span text:style-name="T57_38"><text:s/></text:span><text:span text:style-name="T57_39">submissions</text:span><text:span text:style-name="T57_40"><text:s/></text:span><text:span text:style-name="T57_41">contain</text:span><text:span text:style-name="T57_42"><text:s/></text:span><text:span text:style-name="T57_43">appropriate</text:span><text:span text:style-name="T57_44"><text:s/></text:span><text:span text:style-name="T57_45">financial</text:span><text:span text:style-name="T57_46"><text:s/></text:span><text:span text:style-name="T57_47">information</text:span></text:p>
        </text:list-item>
        <text:list-item>
          <text:p text:style-name="P58"><text:span text:style-name="T58_1">Weigh</text:span><text:span text:style-name="T58_2"><text:s/></text:span><text:span text:style-name="T58_3">up</text:span><text:span text:style-name="T58_4"><text:s/></text:span><text:span text:style-name="T58_5">priority</text:span><text:span text:style-name="T58_6"><text:s/></text:span><text:span text:style-name="T58_7">and</text:span><text:span text:style-name="T58_8"><text:s/></text:span><text:span text:style-name="T58_9">benefits</text:span><text:span text:style-name="T58_10"><text:s/></text:span><text:span text:style-name="T58_11">of</text:span><text:span text:style-name="T58_12"><text:s/></text:span><text:span text:style-name="T58_13">different</text:span><text:span text:style-name="T58_14"><text:s/></text:span><text:span text:style-name="T58_15">actions</text:span><text:span text:style-name="T58_16"><text:s/></text:span><text:span text:style-name="T58_17">and</text:span><text:span text:style-name="T58_18"><text:s/></text:span><text:span text:style-name="T58_19">activities</text:span><text:span text:style-name="T58_20"><text:s/></text:span><text:span text:style-name="T58_21">to</text:span><text:span text:style-name="T58_22"><text:s/></text:span><text:span text:style-name="T58_23">consider</text:span><text:span text:style-name="T58_24"><text:s/></text:span><text:span text:style-name="T58_25">how</text:span><text:span text:style-name="T58_26"><text:s/></text:span><text:span text:style-name="T58_27">to</text:span><text:span text:style-name="T58_28"><text:s/></text:span><text:span text:style-name="T58_29">achieve</text:span><text:span text:style-name="T58_30"><text:s/></text:span><text:span text:style-name="T58_31">cost</text:span><text:span text:style-name="T58_32"><text:s/></text:span><text:span text:style-name="T58_33">effective</text:span><text:span text:style-name="T58_34"><text:s/></text:span><text:span text:style-name="T58_35">outcomes</text:span></text:p>
        </text:list-item>
      </text:list>
      <text:p text:style-name="P59"/>
      <text:p text:style-name="P60"><text:span text:style-name="T60_1">Desirable</text:span></text:p>
      <text:list text:style-name="LS7" xml:id="list21">
        <text:list-item>
          <text:p text:style-name="P61"><text:span text:style-name="T61_1">Understand</text:span><text:span text:style-name="T61_2"><text:s/></text:span><text:span text:style-name="T61_3">impacts</text:span><text:span text:style-name="T61_4"><text:s/></text:span><text:span text:style-name="T61_5">of</text:span><text:span text:style-name="T61_6"><text:s/></text:span><text:span text:style-name="T61_7">financial</text:span><text:span text:style-name="T61_8"><text:s/></text:span><text:span text:style-name="T61_9">position</text:span><text:span text:style-name="T61_10"><text:s/></text:span><text:span text:style-name="T61_11">in</text:span><text:span text:style-name="T61_12"><text:s/></text:span><text:span text:style-name="T61_13">own</text:span><text:span text:style-name="T61_14"><text:s/></text:span><text:span text:style-name="T61_15">area</text:span><text:span text:style-name="T61_16"><text:s/></text:span><text:span text:style-name="T61_17">and</text:span><text:span text:style-name="T61_18"><text:s/></text:span><text:span text:style-name="T61_19">that</text:span><text:span text:style-name="T61_20"><text:s/></text:span><text:span text:style-name="T61_21">of</text:span><text:span text:style-name="T61_22"><text:s/></text:span><text:span text:style-name="T61_23">the</text:span><text:span text:style-name="T61_24"><text:s/></text:span><text:span text:style-name="T61_25">organisation</text:span><text:span text:style-name="T61_26"><text:s/></text:span><text:span text:style-name="T61_27">and</text:span><text:span text:style-name="T61_28"><text:s/></text:span><text:span text:style-name="T61_29">use</text:span><text:span text:style-name="T61_30"><text:s/></text:span><text:span text:style-name="T61_31">insight</text:span><text:span text:style-name="T61_32"><text:s/></text:span><text:span text:style-name="T61_33">to</text:span><text:span text:style-name="T61_34"><text:s/></text:span><text:span text:style-name="T61_35">curtail</text:span><text:span text:style-name="T61_36"><text:s/></text:span><text:span text:style-name="T61_37">or</text:span><text:span text:style-name="T61_38"><text:s/></text:span><text:span text:style-name="T61_39">support</text:span><text:span text:style-name="T61_40"><text:s/></text:span><text:span text:style-name="T61_41">business</text:span><text:span text:style-name="T61_42"><text:s/></text:span><text:span text:style-name="T61_43">and</text:span><text:span text:style-name="T61_44"><text:s/></text:span><text:span text:style-name="T61_45">investment</text:span><text:span text:style-name="T61_46"><text:s/></text:span><text:span text:style-name="T61_47">activities</text:span></text:p>
        </text:list-item>
      </text:list>
      <text:p text:style-name="P62"/>
      <text:p text:style-name="P63"><text:span text:style-name="T63_1">Managing</text:span><text:span text:style-name="T63_2"><text:s/></text:span><text:span text:style-name="T63_3">a</text:span><text:span text:style-name="T63_4"><text:s/></text:span><text:span text:style-name="T63_5">Quality</text:span><text:span text:style-name="T63_6"><text:s/></text:span><text:span text:style-name="T63_7">Service</text:span></text:p>
      <text:p text:style-name="P64"/>
      <text:p text:style-name="P65"><text:span text:style-name="T65_1">Essential</text:span></text:p>
      <text:list text:style-name="LS7" xml:id="list22">
        <text:list-item>
          <text:p text:style-name="P66"><text:span text:style-name="T66_1">Make</text:span><text:span text:style-name="T66_2"><text:s/></text:span><text:span text:style-name="T66_3">clear</text:span><text:span text:style-name="T66_4">,<text:s/></text:span><text:span text:style-name="T66_5">pragmatic</text:span><text:span text:style-name="T66_6"><text:s/></text:span><text:span text:style-name="T66_7">and</text:span><text:span text:style-name="T66_8"><text:s/></text:span><text:span text:style-name="T66_9">manageable</text:span><text:span text:style-name="T66_10"><text:s/></text:span><text:span text:style-name="T66_11">plans</text:span><text:span text:style-name="T66_12"><text:s/></text:span><text:span text:style-name="T66_13">for</text:span><text:span text:style-name="T66_14"><text:s/></text:span><text:span text:style-name="T66_15">service</text:span><text:span text:style-name="T66_16"><text:s/></text:span><text:span text:style-name="T66_17">delivery</text:span><text:span text:style-name="T66_18"><text:s/></text:span><text:span text:style-name="T66_19">using</text:span><text:span text:style-name="T66_20"><text:s/></text:span><text:span text:style-name="T66_21">programme</text:span><text:span text:style-name="T66_22"><text:s/></text:span><text:span text:style-name="T66_23">and</text:span><text:span text:style-name="T66_24"><text:s/></text:span><text:span text:style-name="T66_25">project</text:span><text:span text:style-name="T66_26"><text:s/></text:span><text:span text:style-name="T66_27">management</text:span><text:span text:style-name="T66_28"><text:s/></text:span><text:span text:style-name="T66_29">disciplines</text:span></text:p>
        </text:list-item>
        <text:list-item>
          <text:p text:style-name="P67"><text:span text:style-name="T67_1">Create</text:span><text:span text:style-name="T67_2"><text:s/></text:span><text:span text:style-name="T67_3">regular</text:span><text:span text:style-name="T67_4"><text:s/></text:span><text:span text:style-name="T67_5">opportunities</text:span><text:span text:style-name="T67_6"><text:s/></text:span><text:span text:style-name="T67_7">for</text:span><text:span text:style-name="T67_8"><text:s/></text:span><text:span text:style-name="T67_9">staff</text:span><text:span text:style-name="T67_10"><text:s/></text:span><text:span text:style-name="T67_11">and</text:span><text:span text:style-name="T67_12"><text:s/></text:span><text:span text:style-name="T67_13">customers</text:span><text:span text:style-name="T67_14"><text:s/></text:span><text:span text:style-name="T67_15">to</text:span><text:span text:style-name="T67_16"><text:s/></text:span><text:span text:style-name="T67_17">help</text:span><text:span text:style-name="T67_18"><text:s/></text:span><text:span text:style-name="T67_19">improve</text:span><text:span text:style-name="T67_20"><text:s/></text:span><text:span text:style-name="T67_21">service</text:span><text:span text:style-name="T67_22"><text:s/></text:span><text:span text:style-name="T67_23">quality</text:span><text:span text:style-name="T67_24"><text:s/></text:span><text:span text:style-name="T67_25">and</text:span><text:span text:style-name="T67_26"><text:s/></text:span><text:span text:style-name="T67_27">demonstrate</text:span><text:span text:style-name="T67_28"><text:s/></text:span><text:span text:style-name="T67_29">a</text:span><text:span text:style-name="T67_30"><text:s/></text:span><text:span text:style-name="T67_31">visible</text:span><text:span text:style-name="T67_32"><text:s/></text:span><text:span text:style-name="T67_33">involvement</text:span></text:p>
        </text:list-item>
        <text:list-item>
          <text:p text:style-name="P68"><text:span text:style-name="T68_1">Ensure</text:span><text:span text:style-name="T68_2"><text:s/></text:span><text:span text:style-name="T68_3">the</text:span><text:span text:style-name="T68_4"><text:s/></text:span><text:span text:style-name="T68_5">service</text:span><text:span text:style-name="T68_6"><text:s/></text:span><text:span text:style-name="T68_7">offer</text:span><text:span text:style-name="T68_8"><text:s/></text:span><text:span text:style-name="T68_9">thoroughly</text:span><text:span text:style-name="T68_10"><text:s/></text:span><text:span text:style-name="T68_11">considers</text:span><text:span text:style-name="T68_12"><text:s/></text:span><text:span text:style-name="T68_13">customers</text:span><text:span text:style-name="T68_14">’<text:s/></text:span><text:span text:style-name="T68_15">needs</text:span><text:span text:style-name="T68_16"><text:s/></text:span><text:span text:style-name="T68_17">and</text:span><text:span text:style-name="T68_18"><text:s/></text:span><text:span text:style-name="T68_19">a</text:span><text:span text:style-name="T68_20"><text:s/></text:span><text:span text:style-name="T68_21">broad</text:span><text:span text:style-name="T68_22"><text:s/></text:span><text:span text:style-name="T68_23">range</text:span><text:span text:style-name="T68_24"><text:s/></text:span><text:span text:style-name="T68_25">of</text:span><text:span text:style-name="T68_26"><text:s/></text:span><text:span text:style-name="T68_27">available</text:span><text:span text:style-name="T68_28"><text:s/></text:span><text:span text:style-name="T68_29">methods</text:span><text:span text:style-name="T68_30"><text:s/></text:span><text:span text:style-name="T68_31">to</text:span><text:span text:style-name="T68_32"><text:s/></text:span><text:span text:style-name="T68_33">meet</text:span><text:span text:style-name="T68_34"><text:s/></text:span><text:span text:style-name="T68_35">this</text:span><text:span text:style-name="T68_36">,<text:s/></text:span><text:span text:style-name="T68_37">including</text:span><text:span text:style-name="T68_38"><text:s/></text:span><text:span text:style-name="T68_39">new</text:span><text:span text:style-name="T68_40"><text:s/></text:span><text:span text:style-name="T68_41">technology</text:span><text:span text:style-name="T68_42"><text:s/></text:span><text:span text:style-name="T68_43">where</text:span><text:span text:style-name="T68_44"><text:s/></text:span><text:span text:style-name="T68_45">relevant</text:span></text:p>
        </text:list-item>
      </text:list>
      <text:p text:style-name="P69"/>
      <text:p text:style-name="P70"><text:span text:style-name="T70_1">Desirable</text:span></text:p>
      <text:list text:style-name="LS8" xml:id="list25">
        <text:list-item>
          <text:p text:style-name="P71"><text:span text:style-name="T71_1">Establish</text:span><text:span text:style-name="T71_2"><text:s/></text:span><text:span text:style-name="T71_3">how</text:span><text:span text:style-name="T71_4"><text:s/></text:span><text:span text:style-name="T71_5">the</text:span><text:span text:style-name="T71_6"><text:s/></text:span><text:span text:style-name="T71_7">business</text:span><text:span text:style-name="T71_8"><text:s/></text:span><text:span text:style-name="T71_9">area</text:span><text:span text:style-name="T71_10"><text:s/></text:span><text:span text:style-name="T71_11">compares</text:span><text:span text:style-name="T71_12"><text:s/></text:span><text:span text:style-name="T71_13">to</text:span><text:span text:style-name="T71_14"><text:s/></text:span><text:span text:style-name="T71_15">customer</text:span><text:span text:style-name="T71_16"><text:s/></text:span><text:span text:style-name="T71_17">service</text:span><text:span text:style-name="T71_18"><text:s/></text:span><text:span text:style-name="T71_19">expectations</text:span><text:span text:style-name="T71_20"><text:s/></text:span><text:span text:style-name="T71_21">and</text:span><text:span text:style-name="T71_22"><text:s/></text:span><text:span text:style-name="T71_23">industry</text:span><text:span text:style-name="T71_24"><text:s/></text:span><text:span text:style-name="T71_25">best</text:span><text:span text:style-name="T71_26"><text:s/></text:span><text:span text:style-name="T71_27">practice</text:span><text:span text:style-name="T71_28"><text:s/></text:span><text:span text:style-name="T71_29">and</text:span><text:span text:style-name="T71_30"><text:s/></text:span><text:span text:style-name="T71_31">identify</text:span><text:span text:style-name="T71_32"><text:s/></text:span><text:span text:style-name="T71_33">necessary</text:span><text:span text:style-name="T71_34"><text:s/></text:span><text:span text:style-name="T71_35">improvements</text:span><text:span text:style-name="T71_36"><text:s/></text:span><text:span text:style-name="T71_37">in</text:span><text:span text:style-name="T71_38"><text:s/></text:span><text:span text:style-name="T71_39">plans</text:span></text:p>
        </text:list-item>
      </text:list>
      <text:p text:style-name="P72"/>
      <text:p text:style-name="P73"><text:span text:style-name="T73_1">Delivering</text:span><text:span text:style-name="T73_2"><text:s/></text:span><text:span text:style-name="T73_3">at</text:span><text:span text:style-name="T73_4"><text:s/></text:span><text:span text:style-name="T73_5">Pace</text:span></text:p>
      <text:p text:style-name="P74"/>
      <text:p text:style-name="P75"><text:span text:style-name="T75_1">Essential</text:span></text:p>
      <text:list text:style-name="LS8" xml:id="list26">
        <text:list-item>
          <text:p text:style-name="P76"><text:span text:style-name="T76_1">Get</text:span><text:span text:style-name="T76_2"><text:s/></text:span><text:span text:style-name="T76_3">the</text:span><text:span text:style-name="T76_4"><text:s/></text:span><text:span text:style-name="T76_5">best</text:span><text:span text:style-name="T76_6"><text:s/></text:span><text:span text:style-name="T76_7">out</text:span><text:span text:style-name="T76_8"><text:s/></text:span><text:span text:style-name="T76_9">of</text:span><text:span text:style-name="T76_10"><text:s/></text:span><text:span text:style-name="T76_11">people</text:span><text:span text:style-name="T76_12"><text:s/></text:span><text:span text:style-name="T76_13">by</text:span><text:span text:style-name="T76_14"><text:s/></text:span><text:span text:style-name="T76_15">giving</text:span><text:span text:style-name="T76_16"><text:s/></text:span><text:span text:style-name="T76_17">enthusiastic</text:span><text:span text:style-name="T76_18"><text:s/></text:span><text:span text:style-name="T76_19">and</text:span><text:span text:style-name="T76_20"><text:s/></text:span><text:span text:style-name="T76_21">encouraging</text:span><text:span text:style-name="T76_22"><text:s/></text:span><text:span text:style-name="T76_23">messages</text:span><text:span text:style-name="T76_24"><text:s/></text:span><text:span text:style-name="T76_25">about</text:span><text:span text:style-name="T76_26"><text:s/></text:span><text:span text:style-name="T76_27">priorities</text:span><text:span text:style-name="T76_28">,<text:s/></text:span><text:span text:style-name="T76_29">objectives</text:span><text:span text:style-name="T76_30"><text:s/></text:span><text:span text:style-name="T76_31">and</text:span><text:span text:style-name="T76_32"><text:s/></text:span><text:span text:style-name="T76_33">expectations</text:span></text:p>
        </text:list-item>
        <text:list-item>
          <text:p text:style-name="P77"><text:span text:style-name="T77_1">Act</text:span><text:span text:style-name="T77_2"><text:s/></text:span><text:span text:style-name="T77_3">as</text:span><text:span text:style-name="T77_4"><text:s/></text:span><text:span text:style-name="T77_5">a</text:span><text:span text:style-name="T77_6"><text:s/></text:span><text:span text:style-name="T77_7">role</text:span><text:span text:style-name="T77_8"><text:s/></text:span><text:span text:style-name="T77_9">model</text:span><text:span text:style-name="T77_10"><text:s/></text:span><text:span text:style-name="T77_11">in</text:span><text:span text:style-name="T77_12"><text:s/></text:span><text:span text:style-name="T77_13">supporting</text:span><text:span text:style-name="T77_14"><text:s/></text:span><text:span text:style-name="T77_15">and</text:span><text:span text:style-name="T77_16"><text:s/></text:span><text:span text:style-name="T77_17">energising</text:span><text:span text:style-name="T77_18"><text:s/></text:span><text:span text:style-name="T77_19">teams</text:span><text:span text:style-name="T77_20"><text:s/></text:span><text:span text:style-name="T77_21">to</text:span><text:span text:style-name="T77_22"><text:s/></text:span><text:span text:style-name="T77_23">build</text:span><text:span text:style-name="T77_24"><text:s/></text:span><text:span text:style-name="T77_25">confidence</text:span><text:span text:style-name="T77_26"><text:s/></text:span><text:span text:style-name="T77_27">in</text:span><text:span text:style-name="T77_28"><text:s/></text:span><text:span text:style-name="T77_29">their</text:span><text:span text:style-name="T77_30"><text:s/></text:span><text:span text:style-name="T77_31">ability</text:span><text:span text:style-name="T77_32"><text:s/></text:span><text:span text:style-name="T77_33">to</text:span><text:span text:style-name="T77_34"><text:s/></text:span><text:span text:style-name="T77_35">deliver</text:span><text:span text:style-name="T77_36"><text:s/></text:span><text:span text:style-name="T77_37">outcomes</text:span></text:p>
        </text:list-item>
        <text:list-item>
          <text:p text:style-name="P78"><text:span text:style-name="T78_1">Maintain</text:span><text:span text:style-name="T78_2"><text:s/></text:span><text:span text:style-name="T78_3">effective</text:span><text:span text:style-name="T78_4"><text:s/></text:span><text:span text:style-name="T78_5">performance</text:span><text:span text:style-name="T78_6"><text:s/></text:span><text:span text:style-name="T78_7">in</text:span><text:span text:style-name="T78_8"><text:s/></text:span><text:span text:style-name="T78_9">difficult</text:span><text:span text:style-name="T78_10"><text:s/></text:span><text:span text:style-name="T78_11">and</text:span><text:span text:style-name="T78_12"><text:s/></text:span><text:span text:style-name="T78_13">challenging</text:span><text:span text:style-name="T78_14"><text:s/></text:span><text:span text:style-name="T78_15">circumstances</text:span><text:span text:style-name="T78_16">,<text:s/></text:span><text:span text:style-name="T78_17">encouraging</text:span><text:span text:style-name="T78_18"><text:s/></text:span><text:span text:style-name="T78_19">others</text:span><text:span text:style-name="T78_20"><text:s/></text:span><text:span text:style-name="T78_21">to</text:span><text:span text:style-name="T78_22"><text:s/></text:span><text:span text:style-name="T78_23">do</text:span><text:span text:style-name="T78_24"><text:s/></text:span><text:span text:style-name="T78_25">the</text:span><text:span text:style-name="T78_26"><text:s/></text:span><text:span text:style-name="T78_27">same</text:span></text:p>
        </text:list-item>
      </text:list>
      <text:p text:style-name="P79"/>
      <text:p text:style-name="P80"/>
      <text:p text:style-name="P81"><text:span text:style-name="T81_1">Desirable</text:span></text:p>
      <text:list text:style-name="LS9" xml:id="list29">
        <text:list-item>
          <text:p text:style-name="P82"><text:span text:style-name="T82_1">Clarify</text:span><text:span text:style-name="T82_2"><text:s/></text:span><text:span text:style-name="T82_3">business</text:span><text:span text:style-name="T82_4"><text:s/></text:span><text:span text:style-name="T82_5">priorities</text:span><text:span text:style-name="T82_6">,<text:s/></text:span><text:span text:style-name="T82_7">roles</text:span><text:span text:style-name="T82_8"><text:s/></text:span><text:span text:style-name="T82_9">and</text:span><text:span text:style-name="T82_10"><text:s/></text:span><text:span text:style-name="T82_11">responsibilities</text:span><text:span text:style-name="T82_12"><text:s/></text:span><text:span text:style-name="T82_13">and</text:span><text:span text:style-name="T82_14"><text:s/></text:span><text:span text:style-name="T82_15">secure</text:span><text:span text:style-name="T82_16"><text:s/></text:span><text:span text:style-name="T82_17">individual</text:span><text:span text:style-name="T82_18"><text:s/></text:span><text:span text:style-name="T82_19">and</text:span><text:span text:style-name="T82_20"><text:s/></text:span><text:span text:style-name="T82_21">team</text:span><text:span text:style-name="T82_22"><text:s/></text:span><text:span text:style-name="T82_23">ownership</text:span><text:span text:style-name="T82_24"><text:s/></text:span></text:p>
        </text:list-item>
      </text:list>
      <text:p text:style-name="P83"/>
      <text:p text:style-name="P84"/>
      <text:p text:style-name="P85"><text:span text:style-name="T85_1">ENGAGING</text:span><text:span text:style-name="T85_2"><text:s/></text:span><text:span text:style-name="T85_3">PEOPLE</text:span></text:p>
      <text:p text:style-name="P86"/>
      <text:p text:style-name="P87"><text:span text:style-name="T87_1">Collaborating</text:span><text:span text:style-name="T87_2"><text:s/></text:span><text:span text:style-name="T87_3">and</text:span><text:span text:style-name="T87_4"><text:s/></text:span><text:span text:style-name="T87_5">Partnering</text:span></text:p>
      <text:p text:style-name="P88"/>
      <text:p text:style-name="P89"><text:span text:style-name="T89_1">Essential</text:span></text:p>
      <text:list text:style-name="LS10" xml:id="list30">
        <text:list-item>
          <text:p text:style-name="P90"><text:span text:style-name="T90_1">Actively</text:span><text:span text:style-name="T90_2"><text:s/></text:span><text:span text:style-name="T90_3">build</text:span><text:span text:style-name="T90_4"><text:s/></text:span><text:span text:style-name="T90_5">and</text:span><text:span text:style-name="T90_6"><text:s/></text:span><text:span text:style-name="T90_7">maintain</text:span><text:span text:style-name="T90_8"><text:s/></text:span><text:span text:style-name="T90_9">a</text:span><text:span text:style-name="T90_10"><text:s/></text:span><text:span text:style-name="T90_11">network</text:span><text:span text:style-name="T90_12"><text:s/></text:span><text:span text:style-name="T90_13">of</text:span><text:span text:style-name="T90_14"><text:s/></text:span><text:span text:style-name="T90_15">colleagues</text:span><text:span text:style-name="T90_16"><text:s/></text:span><text:span text:style-name="T90_17">and</text:span><text:span text:style-name="T90_18"><text:s/></text:span><text:span text:style-name="T90_19">contacts</text:span><text:span text:style-name="T90_20"><text:s/></text:span><text:span text:style-name="T90_21">to</text:span><text:span text:style-name="T90_22"><text:s/></text:span><text:span text:style-name="T90_23">achieve</text:span><text:span text:style-name="T90_24"><text:s/></text:span><text:span text:style-name="T90_25">progress</text:span><text:span text:style-name="T90_26"><text:s/></text:span><text:span text:style-name="T90_27">on</text:span><text:span text:style-name="T90_28"><text:s/></text:span><text:span text:style-name="T90_29">objectives</text:span><text:span text:style-name="T90_30"><text:s/></text:span><text:span text:style-name="T90_31">and</text:span><text:span text:style-name="T90_32"><text:s/></text:span><text:span text:style-name="T90_33">shared</text:span><text:span text:style-name="T90_34"><text:s/></text:span><text:span text:style-name="T90_35">interests</text:span><text:span text:style-name="T90_36"><text:s/></text:span></text:p>
        </text:list-item>
        <text:list-item>
          <text:p text:style-name="P91"><text:span text:style-name="T91_1">Actively</text:span><text:span text:style-name="T91_2"><text:s/></text:span><text:span text:style-name="T91_3">involve</text:span><text:span text:style-name="T91_4"><text:s/></text:span><text:span text:style-name="T91_5">partners</text:span><text:span text:style-name="T91_6"><text:s/></text:span><text:span text:style-name="T91_7">to</text:span><text:span text:style-name="T91_8"><text:s/></text:span><text:span text:style-name="T91_9">deliver</text:span><text:span text:style-name="T91_10"><text:s/></text:span><text:span text:style-name="T91_11">a</text:span><text:span text:style-name="T91_12"><text:s/></text:span><text:span text:style-name="T91_13">business</text:span><text:span text:style-name="T91_14"><text:s/></text:span><text:span text:style-name="T91_15">outcome</text:span><text:span text:style-name="T91_16"><text:s/></text:span><text:span text:style-name="T91_17">through</text:span><text:span text:style-name="T91_18"><text:s/></text:span><text:span text:style-name="T91_19">collaboration</text:span><text:span text:style-name="T91_20"><text:s/></text:span><text:span text:style-name="T91_21">that</text:span><text:span text:style-name="T91_22"><text:s/></text:span><text:span text:style-name="T91_23">achieves</text:span><text:span text:style-name="T91_24"><text:s/></text:span><text:span text:style-name="T91_25">better</text:span><text:span text:style-name="T91_26"><text:s/></text:span><text:span text:style-name="T91_27">results</text:span><text:span text:style-name="T91_28"><text:s/></text:span><text:span text:style-name="T91_29">for</text:span><text:span text:style-name="T91_30"><text:s/></text:span><text:span text:style-name="T91_31">citizens</text:span></text:p>
        </text:list-item>
        <text:list-item>
          <text:p text:style-name="P92"><text:span text:style-name="T92_1">Seek</text:span><text:span text:style-name="T92_2"><text:s/></text:span><text:span text:style-name="T92_3">constructive</text:span><text:span text:style-name="T92_4"><text:s/></text:span><text:span text:style-name="T92_5">outcomes</text:span><text:span text:style-name="T92_6"><text:s/></text:span><text:span text:style-name="T92_7">in</text:span><text:span text:style-name="T92_8"><text:s/></text:span><text:span text:style-name="T92_9">discussions</text:span><text:span text:style-name="T92_10">,<text:s/></text:span><text:span text:style-name="T92_11">challenge</text:span><text:span text:style-name="T92_12"><text:s/></text:span><text:span text:style-name="T92_13">assumptions</text:span><text:span text:style-name="T92_14"><text:s/></text:span><text:span text:style-name="T92_15">but</text:span><text:span text:style-name="T92_16"><text:s/></text:span><text:span text:style-name="T92_17">remain</text:span><text:span text:style-name="T92_18"><text:s/></text:span><text:span text:style-name="T92_19">willing</text:span><text:span text:style-name="T92_20"><text:s/></text:span><text:span text:style-name="T92_21">to</text:span><text:span text:style-name="T92_22"><text:s/></text:span><text:span text:style-name="T92_23">compromise</text:span><text:span text:style-name="T92_24"><text:s/></text:span><text:span text:style-name="T92_25">when</text:span><text:span text:style-name="T92_26"><text:s/></text:span><text:span text:style-name="T92_27">it</text:span><text:span text:style-name="T92_28"><text:s/></text:span><text:span text:style-name="T92_29">is</text:span><text:span text:style-name="T92_30"><text:s/></text:span><text:span text:style-name="T92_31">beneficial</text:span><text:span text:style-name="T92_32"><text:s/></text:span><text:span text:style-name="T92_33">to</text:span><text:span text:style-name="T92_34"><text:s/></text:span><text:span text:style-name="T92_35">progress</text:span></text:p>
        </text:list-item>
      </text:list>
      <text:p text:style-name="P93"/>
      <text:p text:style-name="P94"><text:span text:style-name="T94_1">Desirable</text:span></text:p>
      <text:list text:style-name="LS11" xml:id="list33">
        <text:list-item>
          <text:p text:style-name="P95"><text:span text:style-name="T95_1">Demonstrate</text:span><text:span text:style-name="T95_2"><text:s/></text:span><text:span text:style-name="T95_3">genuine</text:span><text:span text:style-name="T95_4"><text:s/></text:span><text:span text:style-name="T95_5">care</text:span><text:span text:style-name="T95_6"><text:s/></text:span><text:span text:style-name="T95_7">for</text:span><text:span text:style-name="T95_8"><text:s/></text:span><text:span text:style-name="T95_9">staff</text:span><text:span text:style-name="T95_10"><text:s/></text:span><text:span text:style-name="T95_11">and</text:span><text:span text:style-name="T95_12"><text:s/></text:span><text:span text:style-name="T95_13">others</text:span><text:span text:style-name="T95_14"><text:s/>–<text:s/></text:span><text:span text:style-name="T95_15">build</text:span><text:span text:style-name="T95_16"><text:s/></text:span><text:span text:style-name="T95_17">strong</text:span><text:span text:style-name="T95_18"><text:s/></text:span><text:span text:style-name="T95_19">interpersonal</text:span><text:span text:style-name="T95_20"><text:s/></text:span><text:span text:style-name="T95_21">relationships</text:span></text:p>
        </text:list-item>
      </text:list>
      <text:p text:style-name="P96"/>
      <text:p text:style-name="P97"/>
      <text:p text:style-name="P98"><text:span text:style-name="T98_1">Specialist</text:span><text:span text:style-name="T98_2"><text:s/></text:span><text:span text:style-name="T98_3">skills</text:span><text:span text:style-name="T98_4"><text:s/></text:span><text:span text:style-name="T98_5">and</text:span><text:span text:style-name="T98_6"><text:s/></text:span><text:span text:style-name="T98_7">requirements</text:span></text:p>
      <text:p text:style-name="P99"/>
      <text:p text:style-name="P100"><text:span text:style-name="T100_1">Essential</text:span></text:p>
      <text:list text:style-name="LS11" xml:id="list34">
        <text:list-item>
          <text:p text:style-name="P101"><text:span text:style-name="T101_1">Comprehensive</text:span><text:span text:style-name="T101_2"><text:s/></text:span><text:span text:style-name="T101_3">and</text:span><text:span text:style-name="T101_4"><text:s/></text:span><text:span text:style-name="T101_5">recent</text:span><text:span text:style-name="T101_6"><text:s/></text:span><text:span text:style-name="T101_7">experience</text:span><text:span text:style-name="T101_8"><text:s/></text:span><text:span text:style-name="T101_9">designing</text:span><text:span text:style-name="T101_10"><text:s/></text:span><text:span text:style-name="T101_11">and</text:span><text:span text:style-name="T101_12"><text:s/></text:span><text:span text:style-name="T101_13">implementing</text:span><text:span text:style-name="T101_14"><text:s/></text:span><text:span text:style-name="T101_15">complex</text:span><text:span text:style-name="T101_16"><text:s/></text:span><text:span text:style-name="T101_17">software</text:span><text:span text:style-name="T101_18"><text:s/></text:span><text:span text:style-name="T101_19">systems</text:span><text:span text:style-name="T101_20">,<text:s/></text:span><text:span text:style-name="T101_21">i</text:span><text:span text:style-name="T101_22">.</text:span><text:span text:style-name="T101_23">e</text:span><text:span text:style-name="T101_24">.<text:s/></text:span><text:span text:style-name="T101_25">is</text:span><text:span text:style-name="T101_26"><text:s/></text:span><text:span text:style-name="T101_27">an</text:span><text:span text:style-name="T101_28"><text:s/></text:span><text:span text:style-name="T101_29">active</text:span><text:span text:style-name="T101_30"><text:s/></text:span><text:span text:style-name="T101_31">software</text:span><text:span text:style-name="T101_32"><text:s/></text:span><text:span text:style-name="T101_33">developer</text:span><text:span text:style-name="T101_34"><text:s/></text:span><text:span text:style-name="T101_35">currently</text:span><text:span text:style-name="T101_36"><text:s/></text:span><text:span text:style-name="T101_37">engaged</text:span><text:span text:style-name="T101_38"><text:s/></text:span><text:span text:style-name="T101_39">in</text:span><text:span text:style-name="T101_40"><text:s/></text:span><text:span text:style-name="T101_41">architecting</text:span><text:span text:style-name="T101_42"><text:s/></text:span><text:span text:style-name="T101_43">and</text:span><text:span text:style-name="T101_44"><text:s/></text:span><text:span text:style-name="T101_45">building</text:span><text:span text:style-name="T101_46"><text:s/></text:span><text:span text:style-name="T101_47">high</text:span><text:span text:style-name="T101_48">-</text:span><text:span text:style-name="T101_49">volume</text:span><text:span text:style-name="T101_50"><text:s/></text:span><text:span text:style-name="T101_51">digital</text:span><text:span text:style-name="T101_52"><text:s/></text:span><text:span text:style-name="T101_53">services</text:span></text:p>
        </text:list-item>
        <text:list-item>
          <text:p text:style-name="P102"><text:span text:style-name="T102_1">Proven</text:span><text:span text:style-name="T102_2"><text:s/></text:span><text:span text:style-name="T102_3">capability</text:span><text:span text:style-name="T102_4"><text:s/></text:span><text:span text:style-name="T102_5">in</text:span><text:span text:style-name="T102_6"><text:s/></text:span><text:span text:style-name="T102_7">managing</text:span><text:span text:style-name="T102_8"><text:s/></text:span><text:span text:style-name="T102_9">technology</text:span><text:span text:style-name="T102_10"><text:s/></text:span><text:span text:style-name="T102_11">implementation</text:span><text:span text:style-name="T102_12"><text:s/></text:span><text:span text:style-name="T102_13">projects</text:span><text:span text:style-name="T102_14"><text:s/></text:span><text:span text:style-name="T102_15">and</text:span><text:span text:style-name="T102_16"><text:s/></text:span><text:span text:style-name="T102_17">in</text:span><text:span text:style-name="T102_18"><text:s/></text:span><text:span text:style-name="T102_19">presenting</text:span><text:span text:style-name="T102_20"><text:s/></text:span><text:span text:style-name="T102_21">to</text:span><text:span text:style-name="T102_22"><text:s/>/<text:s/></text:span><text:span text:style-name="T102_23">working</text:span><text:span text:style-name="T102_24"><text:s/></text:span><text:span text:style-name="T102_25">with</text:span><text:span text:style-name="T102_26"><text:s/></text:span><text:span text:style-name="T102_27">stakeholders</text:span><text:span text:style-name="T102_28"><text:s/></text:span><text:span text:style-name="T102_29">at</text:span><text:span text:style-name="T102_30"><text:s/></text:span><text:span text:style-name="T102_31">every</text:span><text:span text:style-name="T102_32"><text:s/></text:span><text:span text:style-name="T102_33">level</text:span><text:span text:style-name="T102_34"><text:s/></text:span><text:span text:style-name="T102_35">of</text:span><text:span text:style-name="T102_36"><text:s/></text:span><text:span text:style-name="T102_37">seniority</text:span></text:p>
        </text:list-item>
        <text:list-item>
          <text:p text:style-name="P103"><text:span text:style-name="T103_1">Demonstrable</text:span><text:span text:style-name="T103_2"><text:s/></text:span><text:span text:style-name="T103_3">track</text:span><text:span text:style-name="T103_4"><text:s/></text:span><text:span text:style-name="T103_5">record</text:span><text:span text:style-name="T103_6"><text:s/></text:span><text:span text:style-name="T103_7">of</text:span><text:span text:style-name="T103_8"><text:s/></text:span><text:span text:style-name="T103_9">successfully</text:span><text:span text:style-name="T103_10"><text:s/></text:span><text:span text:style-name="T103_11">taking</text:span><text:span text:style-name="T103_12"><text:s/></text:span><text:span text:style-name="T103_13">an</text:span><text:span text:style-name="T103_14"><text:s/></text:span><text:span text:style-name="T103_15">evolutionary</text:span><text:span text:style-name="T103_16"><text:s/></text:span><text:span text:style-name="T103_17">architecture</text:span><text:span text:style-name="T103_18"><text:s/></text:span><text:span text:style-name="T103_19">approach</text:span><text:span text:style-name="T103_20"><text:s/></text:span><text:span text:style-name="T103_21">to</text:span><text:span text:style-name="T103_22"><text:s/></text:span><text:span text:style-name="T103_23">software</text:span><text:span text:style-name="T103_24"><text:s/></text:span><text:span text:style-name="T103_25">architecture</text:span></text:p>
        </text:list-item>
        <text:list-item>
          <text:p text:style-name="P104"><text:span text:style-name="T104_1">Focused</text:span><text:span text:style-name="T104_2"><text:s/></text:span><text:span text:style-name="T104_3">on</text:span><text:span text:style-name="T104_4"><text:s/></text:span><text:span text:style-name="T104_5">strategic</text:span><text:span text:style-name="T104_6"><text:s/></text:span><text:span text:style-name="T104_7">alignment</text:span><text:span text:style-name="T104_8"><text:s/></text:span><text:span text:style-name="T104_9">of</text:span><text:span text:style-name="T104_10"><text:s/></text:span><text:span text:style-name="T104_11">technical</text:span><text:span text:style-name="T104_12"><text:s/></text:span><text:span text:style-name="T104_13">design</text:span><text:span text:style-name="T104_14"><text:s/></text:span><text:span text:style-name="T104_15">and</text:span><text:span text:style-name="T104_16"><text:s/></text:span><text:span text:style-name="T104_17">architecture</text:span><text:span text:style-name="T104_18"><text:s/></text:span><text:span text:style-name="T104_19">to</text:span><text:span text:style-name="T104_20"><text:s/></text:span><text:span text:style-name="T104_21">meet</text:span><text:span text:style-name="T104_22"><text:s/></text:span><text:span text:style-name="T104_23">business</text:span><text:span text:style-name="T104_24"><text:s/></text:span><text:span text:style-name="T104_25">growth</text:span><text:span text:style-name="T104_26"><text:s/></text:span><text:span text:style-name="T104_27">and</text:span><text:span text:style-name="T104_28"><text:s/></text:span><text:span text:style-name="T104_29">direction</text:span></text:p>
        </text:list-item>
        <text:list-item>
          <text:p text:style-name="P105"><text:span text:style-name="T105_1">Knowledge</text:span><text:span text:style-name="T105_2"><text:s/></text:span><text:span text:style-name="T105_3">of</text:span><text:span text:style-name="T105_4"><text:s/></text:span><text:span text:style-name="T105_5">Agile</text:span><text:span text:style-name="T105_6"><text:s/></text:span><text:span text:style-name="T105_7">product</text:span><text:span text:style-name="T105_8"><text:s/></text:span><text:span text:style-name="T105_9">management</text:span><text:span text:style-name="T105_10">,<text:s/></text:span><text:span text:style-name="T105_11">in</text:span><text:span text:style-name="T105_12"><text:s/></text:span><text:span text:style-name="T105_13">particular</text:span><text:span text:style-name="T105_14"><text:s/></text:span><text:span text:style-name="T105_15">determination</text:span><text:span text:style-name="T105_16"><text:s/></text:span><text:span text:style-name="T105_17">of</text:span><text:span text:style-name="T105_18"><text:s/></text:span><text:span text:style-name="T105_19">vision</text:span><text:span text:style-name="T105_20">,<text:s/></text:span><text:span text:style-name="T105_21">objectives</text:span><text:span text:style-name="T105_22">,<text:s/></text:span><text:span text:style-name="T105_23">goals</text:span><text:span text:style-name="T105_24"><text:s/></text:span><text:span text:style-name="T105_25">and</text:span><text:span text:style-name="T105_26"><text:s/></text:span><text:span text:style-name="T105_27">success</text:span><text:span text:style-name="T105_28"><text:s/></text:span><text:span text:style-name="T105_29">criteria</text:span></text:p>
        </text:list-item>
        <text:list-item>
          <text:p text:style-name="P106"><text:span text:style-name="T106_1">Experience</text:span><text:span text:style-name="T106_2"><text:s/></text:span><text:span text:style-name="T106_3">of</text:span><text:span text:style-name="T106_4"><text:s/></text:span><text:span text:style-name="T106_5">developing</text:span><text:span text:style-name="T106_6"><text:s/></text:span><text:span text:style-name="T106_7">product</text:span><text:span text:style-name="T106_8"><text:s/></text:span><text:span text:style-name="T106_9">roadmaps</text:span><text:span text:style-name="T106_10">,<text:s/></text:span><text:span text:style-name="T106_11">backlogs</text:span><text:span text:style-name="T106_12"><text:s/></text:span><text:span text:style-name="T106_13">and</text:span><text:span text:style-name="T106_14"><text:s/></text:span><text:span text:style-name="T106_15">measurable</text:span><text:span text:style-name="T106_16"><text:s/></text:span><text:span text:style-name="T106_17">success</text:span><text:span text:style-name="T106_18"><text:s/></text:span><text:span text:style-name="T106_19">criteria</text:span><text:span text:style-name="T106_20">,<text:s/></text:span><text:span text:style-name="T106_21">and</text:span><text:span text:style-name="T106_22"><text:s/></text:span><text:span text:style-name="T106_23">of</text:span><text:span text:style-name="T106_24"><text:s/></text:span><text:span text:style-name="T106_25">writing</text:span><text:span text:style-name="T106_26"><text:s/></text:span><text:span text:style-name="T106_27">user</text:span><text:span text:style-name="T106_28"><text:s/></text:span><text:span text:style-name="T106_29">stories</text:span><text:span text:style-name="T106_30">,<text:s/></text:span><text:span text:style-name="T106_31">i</text:span><text:span text:style-name="T106_32">.</text:span><text:span text:style-name="T106_33">e</text:span><text:span text:style-name="T106_34">.<text:s/></text:span><text:span text:style-name="T106_35">can</text:span><text:span text:style-name="T106_36"><text:s/></text:span><text:span text:style-name="T106_37">establish</text:span><text:span text:style-name="T106_38"><text:s/></text:span><text:span text:style-name="T106_39">a</text:span><text:span text:style-name="T106_40"><text:s/></text:span><text:span text:style-name="T106_41">path</text:span><text:span text:style-name="T106_42"><text:s/></text:span><text:span text:style-name="T106_43">to</text:span><text:span text:style-name="T106_44"><text:s/></text:span><text:span text:style-name="T106_45">delivery</text:span><text:span text:style-name="T106_46"><text:s/></text:span><text:span text:style-name="T106_47">for</text:span><text:span text:style-name="T106_48"><text:s/></text:span><text:span text:style-name="T106_49">breaking</text:span><text:span text:style-name="T106_50"><text:s/></text:span><text:span text:style-name="T106_51">down</text:span><text:span text:style-name="T106_52"><text:s/></text:span><text:span text:style-name="T106_53">stories</text:span></text:p>
        </text:list-item>
        <text:list-item>
          <text:p text:style-name="P107"><text:span text:style-name="T107_1">Experience</text:span><text:span text:style-name="T107_2"><text:s/></text:span><text:span text:style-name="T107_3">organising</text:span><text:span text:style-name="T107_4"><text:s/></text:span><text:span text:style-name="T107_5">and</text:span><text:span text:style-name="T107_6"><text:s/></text:span><text:span text:style-name="T107_7">performing</text:span><text:span text:style-name="T107_8"><text:s/></text:span><text:span text:style-name="T107_9">prototyping</text:span><text:span text:style-name="T107_10"><text:s/></text:span><text:span text:style-name="T107_11">and</text:span><text:span text:style-name="T107_12"><text:s/></text:span><text:span text:style-name="T107_13">proof</text:span><text:span text:style-name="T107_14"><text:s/></text:span><text:span text:style-name="T107_15">of</text:span><text:span text:style-name="T107_16"><text:s/></text:span><text:span text:style-name="T107_17">concepts</text:span></text:p>
        </text:list-item>
        <text:list-item>
          <text:p text:style-name="P108"><text:span text:style-name="T108_1">Experience</text:span><text:span text:style-name="T108_2"><text:s/></text:span><text:span text:style-name="T108_3">with</text:span><text:span text:style-name="T108_4"><text:s/></text:span><text:span text:style-name="T108_5">Agile</text:span><text:span text:style-name="T108_6"><text:s/></text:span><text:span text:style-name="T108_7">methodologies</text:span><text:span text:style-name="T108_8"><text:s/>(</text:span><text:span text:style-name="T108_9">TDD</text:span><text:span text:style-name="T108_10">,<text:s/></text:span><text:span text:style-name="T108_11">SCRUM</text:span><text:span text:style-name="T108_12">,<text:s/></text:span><text:span text:style-name="T108_13">Kanban</text:span><text:span text:style-name="T108_14">,<text:s/></text:span><text:span text:style-name="T108_15">etc</text:span><text:span text:style-name="T108_16">)</text:span></text:p>
        </text:list-item>
        <text:list-item>
          <text:p text:style-name="P109"><text:span text:style-name="T109_1">Building</text:span><text:span text:style-name="T109_2"><text:s/></text:span><text:span text:style-name="T109_3">and</text:span><text:span text:style-name="T109_4"><text:s/></text:span><text:span text:style-name="T109_5">scaling</text:span><text:span text:style-name="T109_6"><text:s/></text:span><text:span text:style-name="T109_7">high</text:span><text:span text:style-name="T109_8">-</text:span><text:span text:style-name="T109_9">traffic</text:span><text:span text:style-name="T109_10"><text:s/></text:span><text:span text:style-name="T109_11">websites</text:span><text:span text:style-name="T109_12"><text:s/></text:span><text:span text:style-name="T109_13">and</text:span><text:span text:style-name="T109_14">/</text:span><text:span text:style-name="T109_15">or</text:span><text:span text:style-name="T109_16"><text:s/></text:span><text:span text:style-name="T109_17">high</text:span><text:span text:style-name="T109_18"><text:s/></text:span><text:span text:style-name="T109_19">volume</text:span><text:span text:style-name="T109_20"><text:s/></text:span><text:span text:style-name="T109_21">transaction</text:span><text:span text:style-name="T109_22"><text:s/></text:span><text:span text:style-name="T109_23">processing</text:span><text:span text:style-name="T109_24"><text:s/></text:span><text:span text:style-name="T109_25">and</text:span><text:span text:style-name="T109_26"><text:s/></text:span><text:span text:style-name="T109_27">analysis</text:span><text:span text:style-name="T109_28"><text:s/></text:span><text:span text:style-name="T109_29">platforms</text:span></text:p>
        </text:list-item>
        <text:list-item>
          <text:p text:style-name="P110"><text:span text:style-name="T110_1">Experience</text:span><text:span text:style-name="T110_2"><text:s/></text:span><text:span text:style-name="T110_3">designing</text:span><text:span text:style-name="T110_4"><text:s/></text:span><text:span text:style-name="T110_5">and</text:span><text:span text:style-name="T110_6"><text:s/></text:span><text:span text:style-name="T110_7">implementing</text:span><text:span text:style-name="T110_8"><text:s/></text:span><text:span text:style-name="T110_9">scalable</text:span><text:span text:style-name="T110_10"><text:s/></text:span><text:span text:style-name="T110_11">and</text:span><text:span text:style-name="T110_12"><text:s/></text:span><text:span text:style-name="T110_13">robust</text:span><text:span text:style-name="T110_14"><text:s/></text:span><text:span text:style-name="T110_15">approaches</text:span><text:span text:style-name="T110_16"><text:s/></text:span><text:span text:style-name="T110_17">to</text:span><text:span text:style-name="T110_18"><text:s/></text:span><text:span text:style-name="T110_19">caching</text:span><text:span text:style-name="T110_20">,<text:s/></text:span><text:span text:style-name="T110_21">security</text:span><text:span text:style-name="T110_22"><text:s/></text:span><text:span text:style-name="T110_23">and</text:span><text:span text:style-name="T110_24"><text:s/></text:span><text:span text:style-name="T110_25">databases</text:span><text:span text:style-name="T110_26"><text:s/>(</text:span><text:span text:style-name="T110_27">including</text:span><text:span text:style-name="T110_28"><text:s/></text:span><text:span text:style-name="T110_29">relational</text:span><text:span text:style-name="T110_30">,<text:s/></text:span><text:span text:style-name="T110_31">e</text:span><text:span text:style-name="T110_32">.</text:span><text:span text:style-name="T110_33">g</text:span><text:span text:style-name="T110_34">.<text:s/></text:span><text:span text:style-name="T110_35">MySQL</text:span><text:span text:style-name="T110_36">,<text:s/></text:span><text:span text:style-name="T110_37">PostgreSQL</text:span><text:span text:style-name="T110_38">,<text:s/></text:span><text:span text:style-name="T110_39">and</text:span><text:span text:style-name="T110_40"><text:s/>“</text:span><text:span text:style-name="T110_41">NoSQL</text:span><text:span text:style-name="T110_42">”,<text:s/></text:span><text:span text:style-name="T110_43">e</text:span><text:span text:style-name="T110_44">.</text:span><text:span text:style-name="T110_45">g</text:span><text:span text:style-name="T110_46">.<text:s/></text:span><text:span text:style-name="T110_47">Cassandra</text:span><text:span text:style-name="T110_48">,<text:s/></text:span><text:span text:style-name="T110_49">MongoDB</text:span><text:span text:style-name="T110_50">)</text:span></text:p>
        </text:list-item>
        <text:list-item>
          <text:p text:style-name="P111"><text:span text:style-name="T111_1">Experience</text:span><text:span text:style-name="T111_2"><text:s/></text:span><text:span text:style-name="T111_3">with</text:span><text:span text:style-name="T111_4"><text:s/></text:span><text:span text:style-name="T111_5">automated</text:span><text:span text:style-name="T111_6"><text:s/></text:span><text:span text:style-name="T111_7">configuration</text:span><text:span text:style-name="T111_8"><text:s/></text:span><text:span text:style-name="T111_9">management</text:span><text:span text:style-name="T111_10">,<text:s/></text:span><text:span text:style-name="T111_11">deployment</text:span><text:span text:style-name="T111_12"><text:s/></text:span><text:span text:style-name="T111_13">and</text:span><text:span text:style-name="T111_14"><text:s/></text:span><text:span text:style-name="T111_15">testing</text:span><text:span text:style-name="T111_16"><text:s/></text:span><text:span text:style-name="T111_17">solutions</text:span></text:p>
        </text:list-item>
        <text:list-item>
          <text:p text:style-name="P112"><text:span text:style-name="T112_1">Use</text:span><text:span text:style-name="T112_2"><text:s/></text:span><text:span text:style-name="T112_3">and</text:span><text:span text:style-name="T112_4"><text:s/></text:span><text:span text:style-name="T112_5">implementation</text:span><text:span text:style-name="T112_6"><text:s/></text:span><text:span text:style-name="T112_7">of</text:span><text:span text:style-name="T112_8"><text:s/></text:span><text:span text:style-name="T112_9">modern</text:span><text:span text:style-name="T112_10"><text:s/></text:span><text:span text:style-name="T112_11">front</text:span><text:span text:style-name="T112_12"><text:s/></text:span><text:span text:style-name="T112_13">end</text:span><text:span text:style-name="T112_14"><text:s/></text:span><text:span text:style-name="T112_15">web</text:span><text:span text:style-name="T112_16"><text:s/></text:span><text:span text:style-name="T112_17">programming</text:span><text:span text:style-name="T112_18"><text:s/></text:span><text:span text:style-name="T112_19">techniques</text:span><text:span text:style-name="T112_20">,<text:s/></text:span><text:span text:style-name="T112_21">such</text:span><text:span text:style-name="T112_22"><text:s/></text:span><text:span text:style-name="T112_23">as</text:span><text:span text:style-name="T112_24"><text:s/></text:span><text:span text:style-name="T112_25">HTML</text:span><text:span text:style-name="T112_26">5,<text:s/></text:span><text:span text:style-name="T112_27">CSS</text:span><text:span text:style-name="T112_28">3,<text:s/></text:span><text:span text:style-name="T112_29">AJAX</text:span><text:span text:style-name="T112_30">,<text:s/></text:span><text:span text:style-name="T112_31">REST</text:span><text:span text:style-name="T112_32">,<text:s/></text:span><text:span text:style-name="T112_33">JSON</text:span></text:p>
        </text:list-item>
        <text:list-item>
          <text:p text:style-name="P113"><text:span text:style-name="T113_1">Experience</text:span><text:span text:style-name="T113_2"><text:s/></text:span><text:span text:style-name="T113_3">with</text:span><text:span text:style-name="T113_4"><text:s/></text:span><text:span text:style-name="T113_5">a</text:span><text:span text:style-name="T113_6"><text:s/></text:span><text:span text:style-name="T113_7">web</text:span><text:span text:style-name="T113_8"><text:s/></text:span><text:span text:style-name="T113_9">programming</text:span><text:span text:style-name="T113_10"><text:s/></text:span><text:span text:style-name="T113_11">framework</text:span><text:span text:style-name="T113_12"><text:s/></text:span><text:span text:style-name="T113_13">such</text:span><text:span text:style-name="T113_14"><text:s/></text:span><text:span text:style-name="T113_15">as</text:span><text:span text:style-name="T113_16"><text:s/></text:span><text:span text:style-name="T113_17">Django</text:span><text:span text:style-name="T113_18">,<text:s/></text:span><text:span text:style-name="T113_19">Ruby</text:span><text:span text:style-name="T113_20"><text:s/></text:span><text:span text:style-name="T113_21">on</text:span><text:span text:style-name="T113_22"><text:s/></text:span><text:span text:style-name="T113_23">Rails</text:span><text:span text:style-name="T113_24">,<text:s/></text:span><text:span text:style-name="T113_25">Scala</text:span><text:span text:style-name="T113_26"><text:s/>/<text:s/></text:span><text:span text:style-name="T113_27">Play</text:span><text:span text:style-name="T113_28"><text:s/></text:span><text:span text:style-name="T113_29">etc</text:span></text:p>
        </text:list-item>
        <text:list-item>
          <text:p text:style-name="P114"><text:span text:style-name="T114_1">Experience</text:span><text:span text:style-name="T114_2"><text:s/></text:span><text:span text:style-name="T114_3">developing</text:span><text:span text:style-name="T114_4"><text:s/></text:span><text:span text:style-name="T114_5">and</text:span><text:span text:style-name="T114_6"><text:s/></text:span><text:span text:style-name="T114_7">using</text:span><text:span text:style-name="T114_8"><text:s/></text:span><text:span text:style-name="T114_9">web</text:span><text:span text:style-name="T114_10">-</text:span><text:span text:style-name="T114_11">based</text:span><text:span text:style-name="T114_12"><text:s/></text:span><text:span text:style-name="T114_13">APIs</text:span><text:span text:style-name="T114_14"><text:s/>(</text:span><text:span text:style-name="T114_15">especially</text:span><text:span text:style-name="T114_16"><text:s/></text:span><text:span text:style-name="T114_17">REST</text:span><text:span text:style-name="T114_18">-</text:span><text:span text:style-name="T114_19">based</text:span><text:span text:style-name="T114_20"><text:s/></text:span><text:span text:style-name="T114_21">APIs</text:span><text:span text:style-name="T114_22">)</text:span></text:p>
        </text:list-item>
        <text:list-item>
          <text:p text:style-name="P115"><text:span text:style-name="T115_1">Enthusiastic</text:span><text:span text:style-name="T115_2"><text:s/></text:span><text:span text:style-name="T115_3">about</text:span><text:span text:style-name="T115_4"><text:s/></text:span><text:span text:style-name="T115_5">and</text:span><text:span text:style-name="T115_6"><text:s/></text:span><text:span text:style-name="T115_7">experienced</text:span><text:span text:style-name="T115_8"><text:s/></text:span><text:span text:style-name="T115_9">with</text:span><text:span text:style-name="T115_10"><text:s/></text:span><text:span text:style-name="T115_11">open</text:span><text:span text:style-name="T115_12"><text:s/></text:span><text:span text:style-name="T115_13">source</text:span><text:span text:style-name="T115_14"><text:s/></text:span><text:span text:style-name="T115_15">solutions</text:span><text:span text:style-name="T115_16"><text:s/></text:span><text:span text:style-name="T115_17">and</text:span><text:span text:style-name="T115_18"><text:s/></text:span><text:span text:style-name="T115_19">community</text:span></text:p>
        </text:list-item>
        <text:list-item>
          <text:p text:style-name="P116"><text:span text:style-name="T116_1">Experience</text:span><text:span text:style-name="T116_2"><text:s/></text:span><text:span text:style-name="T116_3">using</text:span><text:span text:style-name="T116_4"><text:s/></text:span><text:span text:style-name="T116_5">and</text:span><text:span text:style-name="T116_6"><text:s/></text:span><text:span text:style-name="T116_7">deploying</text:span><text:span text:style-name="T116_8"><text:s/></text:span><text:span text:style-name="T116_9">on</text:span><text:span text:style-name="T116_10"><text:s/></text:span><text:span text:style-name="T116_11">Cloud</text:span><text:span text:style-name="T116_12"><text:s/></text:span><text:span text:style-name="T116_13">based</text:span><text:span text:style-name="T116_14"><text:s/></text:span><text:span text:style-name="T116_15">platforms</text:span></text:p>
        </text:list-item>
        <text:list-item>
          <text:p text:style-name="P117"><text:span text:style-name="T117_1">Enthusiasm</text:span><text:span text:style-name="T117_2"><text:s/></text:span><text:span text:style-name="T117_3">for</text:span><text:span text:style-name="T117_4"><text:s/></text:span><text:span text:style-name="T117_5">sharing</text:span><text:span text:style-name="T117_6"><text:s/></text:span><text:span text:style-name="T117_7">knowledge</text:span><text:span text:style-name="T117_8"><text:s/></text:span><text:span text:style-name="T117_9">and</text:span><text:span text:style-name="T117_10"><text:s/></text:span><text:span text:style-name="T117_11">working</text:span><text:span text:style-name="T117_12"><text:s/></text:span><text:span text:style-name="T117_13">in</text:span><text:span text:style-name="T117_14"><text:s/></text:span><text:span text:style-name="T117_15">a</text:span><text:span text:style-name="T117_16"><text:s/></text:span><text:span text:style-name="T117_17">multi</text:span><text:span text:style-name="T117_18">-</text:span><text:span text:style-name="T117_19">disciplinary</text:span><text:span text:style-name="T117_20"><text:s/></text:span><text:span text:style-name="T117_21">team</text:span></text:p>
        </text:list-item>
      </text:list>
      <text:p text:style-name="P118"/>
      <text:p text:style-name="P1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aramond" svg:font-family="Garamond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4pt" style:font-name-asian="Garamond" style:font-size-asian="14pt" style:font-name-complex="Garamond" style:font-size-complex="14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751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751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751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926cm" text:min-label-distance="0.434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751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751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736cm" text:min-label-distance="0.434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751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751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546cm" text:min-label-distance="0.434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4.44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8.25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2.06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4.44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8.25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2.06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4.44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8.25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2.06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4.44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8.25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2.06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4.44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8.25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2.06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4.44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8.25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1.27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2.065cm" text:min-label-distance="0.95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45cm" fo:padding-left="0cm" fo:margin-left="1.251cm" fo:padding-right="0cm" fo:margin-right="1.75cm"/>
      <style:header-style>
        <style:header-footer-properties fo:min-height="0.252cm" fo:margin-bottom="0.252cm" style:dynamic-spacing="true"/>
      </style:header-style>
    </style:page-layout>
    <style:style style:name="P1" style:family="paragraph" style:parent-style-name="Standard" style:master-page-name="Standard">
      <style:paragraph-properties fo:break-before="auto" fo:text-indent="0cm" fo:line-height="100%" fo:margin-top="0cm" fo:margin-bottom="0cm" style:writing-mode="lr-tb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